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dedce6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order-bottom="none" fo:background-color="#ffffa6" fo:border-left="none" fo:border-right="none" fo:border-top="0.74pt solid #000000"/>
    </style:style>
    <style:style style:name="ce9" style:family="table-cell" style:parent-style-name="Default">
      <style:table-cell-properties fo:background-color="#ffff6d" fo:border="0.74pt solid #000000"/>
    </style:style>
    <style:style style:name="ce10" style:family="table-cell" style:parent-style-name="Default">
      <style:table-cell-properties fo:background-color="#ffffa6" fo:border="0.74pt solid #000000"/>
    </style:style>
    <style:style style:name="ce11" style:family="table-cell" style:parent-style-name="Default">
      <style:text-properties style:text-underline-style="none"/>
    </style:style>
    <style:style style:name="ce15" style:family="table-cell" style:parent-style-name="Default">
      <style:table-cell-properties fo:background-color="#dee6ef" fo:border="0.74pt solid #000000"/>
    </style:style>
    <style:style style:name="ce16" style:family="table-cell" style:parent-style-name="Default">
      <style:table-cell-properties fo:background-color="#e8f2a1"/>
    </style:style>
    <style:style style:name="ce17" style:family="table-cell" style:parent-style-name="Default">
      <style:table-cell-properties fo:background-color="#dedce6" fo:border="0.74pt solid #000000"/>
    </style:style>
    <style:style style:name="ce18" style:family="table-cell" style:parent-style-name="Default">
      <style:table-cell-properties fo:background-color="#dee6ef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8 may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mplo de los apuntes de la charca</text:p>
          </table:table-cell>
          <table:table-cell office:value-type="string" calcext:value-type="string">
            <text:p>tiemp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0.5*[.B3]+0.75*[.B5]+1*[.B4]" office:value-type="float" office:value="7500" calcext:value-type="float">
            <text:p>7500</text:p>
          </table:table-cell>
          <table:table-cell table:style-name="ce1" table:formula="of:=0.5*[.C3]+0.75*[.C5]+1*[.C4]" office:value-type="float" office:value="6250" calcext:value-type="float">
            <text:p>6250</text:p>
          </table:table-cell>
          <table:table-cell table:style-name="ce1" table:formula="of:=0.5*[.D3]+0.75*[.D5]+1*[.D4]" office:value-type="float" office:value="6406.25" calcext:value-type="float">
            <text:p>6406,25</text:p>
          </table:table-cell>
          <table:table-cell table:style-name="ce1" table:formula="of:=0.5*[.E3]+0.75*[.E5]+1*[.E4]" office:value-type="float" office:value="6406.25" calcext:value-type="float">
            <text:p>6406,25</text:p>
          </table:table-cell>
          <table:table-cell table:style-name="ce1" table:formula="of:=0.5*[.F3]+0.75*[.F5]+1*[.F4]" office:value-type="float" office:value="6396.484375" calcext:value-type="float">
            <text:p>6396,484375</text:p>
          </table:table-cell>
          <table:table-cell table:style-name="ce1" table:formula="of:=0.5*[.G3]+0.75*[.G5]+1*[.G4]" office:value-type="float" office:value="6401.3671875" calcext:value-type="float">
            <text:p>6401,3671875</text:p>
          </table:table-cell>
          <table:table-cell table:style-name="ce1" table:formula="of:=0.5*[.H3]+0.75*[.H5]+1*[.H4]" office:value-type="float" office:value="6399.5361328125" calcext:value-type="float">
            <text:p>6399,5361328125</text:p>
          </table:table-cell>
          <table:table-cell table:style-name="ce1" table:formula="of:=0.5*[.I3]+0.75*[.I5]+1*[.I4]" office:value-type="float" office:value="6400.146484375" calcext:value-type="float">
            <text:p>6400,146484375</text:p>
          </table:table-cell>
          <table:table-cell table:style-name="ce1" table:formula="of:=0.5*[.J3]+0.75*[.J5]+1*[.J4]" office:value-type="float" office:value="6399.95574951172" calcext:value-type="float">
            <text:p>6399,95574951172</text:p>
          </table:table-cell>
          <table:table-cell table:style-name="ce1" table:formula="of:=0.5*[.K3]+0.75*[.K5]+1*[.K4]" office:value-type="float" office:value="6400.0129699707" calcext:value-type="float">
            <text:p>6400,0129699707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.25*[.B3]+0.25*[.B5]" office:value-type="float" office:value="2500" calcext:value-type="float">
            <text:p>2500</text:p>
          </table:table-cell>
          <table:table-cell table:style-name="ce2" table:formula="of:=0.25*[.C3]+0.25*[.C5]" office:value-type="float" office:value="1875" calcext:value-type="float">
            <text:p>1875</text:p>
          </table:table-cell>
          <table:table-cell table:style-name="ce2" table:formula="of:=0.25*[.D3]+0.25*[.D5]" office:value-type="float" office:value="2031.25" calcext:value-type="float">
            <text:p>2031,25</text:p>
          </table:table-cell>
          <table:table-cell table:style-name="ce2" table:formula="of:=0.25*[.E3]+0.25*[.E5]" office:value-type="float" office:value="1992.1875" calcext:value-type="float">
            <text:p>1992,1875</text:p>
          </table:table-cell>
          <table:table-cell table:style-name="ce2" table:formula="of:=0.25*[.F3]+0.25*[.F5]" office:value-type="float" office:value="2001.953125" calcext:value-type="float">
            <text:p>2001,953125</text:p>
          </table:table-cell>
          <table:table-cell table:style-name="ce2" table:formula="of:=0.25*[.G3]+0.25*[.G5]" office:value-type="float" office:value="1999.51171875" calcext:value-type="float">
            <text:p>1999,51171875</text:p>
          </table:table-cell>
          <table:table-cell table:style-name="ce2" table:formula="of:=0.25*[.H3]+0.25*[.H5]" office:value-type="float" office:value="2000.1220703125" calcext:value-type="float">
            <text:p>2000,1220703125</text:p>
          </table:table-cell>
          <table:table-cell table:style-name="ce2" table:formula="of:=0.25*[.I3]+0.25*[.I5]" office:value-type="float" office:value="1999.96948242188" calcext:value-type="float">
            <text:p>1999,96948242188</text:p>
          </table:table-cell>
          <table:table-cell table:style-name="ce2" table:formula="of:=0.25*[.J3]+0.25*[.J5]" office:value-type="float" office:value="2000.00762939453" calcext:value-type="float">
            <text:p>2000,00762939453</text:p>
          </table:table-cell>
          <table:table-cell table:style-name="ce2" table:formula="of:=0.25*[.K3]+0.25*[.K5]" office:value-type="float" office:value="1999.99809265137" calcext:value-type="float">
            <text:p>1999,99809265137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table:formula="of:=0.25*[.B3]" office:value-type="float" office:value="0" calcext:value-type="float">
            <text:p>0</text:p>
          </table:table-cell>
          <table:table-cell table:style-name="ce3" table:formula="of:=0.25*[.C3]" office:value-type="float" office:value="1875" calcext:value-type="float">
            <text:p>1875</text:p>
          </table:table-cell>
          <table:table-cell table:style-name="ce3" table:formula="of:=0.25*[.D3]" office:value-type="float" office:value="1562.5" calcext:value-type="float">
            <text:p>1562,5</text:p>
          </table:table-cell>
          <table:table-cell table:style-name="ce3" table:formula="of:=0.25*[.E3]" office:value-type="float" office:value="1601.5625" calcext:value-type="float">
            <text:p>1601,5625</text:p>
          </table:table-cell>
          <table:table-cell table:style-name="ce3" table:formula="of:=0.25*[.F3]" office:value-type="float" office:value="1601.5625" calcext:value-type="float">
            <text:p>1601,5625</text:p>
          </table:table-cell>
          <table:table-cell table:style-name="ce3" table:formula="of:=0.25*[.G3]" office:value-type="float" office:value="1599.12109375" calcext:value-type="float">
            <text:p>1599,12109375</text:p>
          </table:table-cell>
          <table:table-cell table:style-name="ce3" table:formula="of:=0.25*[.H3]" office:value-type="float" office:value="1600.341796875" calcext:value-type="float">
            <text:p>1600,341796875</text:p>
          </table:table-cell>
          <table:table-cell table:style-name="ce3" table:formula="of:=0.25*[.I3]" office:value-type="float" office:value="1599.88403320313" calcext:value-type="float">
            <text:p>1599,88403320313</text:p>
          </table:table-cell>
          <table:table-cell table:style-name="ce3" table:formula="of:=0.25*[.J3]" office:value-type="float" office:value="1600.03662109375" calcext:value-type="float">
            <text:p>1600,03662109375</text:p>
          </table:table-cell>
          <table:table-cell table:style-name="ce3" table:formula="of:=0.25*[.K3]" office:value-type="float" office:value="1599.98893737793" calcext:value-type="float">
            <text:p>1599,98893737793</text:p>
          </table:table-cell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4" table:formula="of:=[.B3]+[.B4]+[.B5]" office:value-type="float" office:value="10000" calcext:value-type="float">
            <text:p>10000</text:p>
          </table:table-cell>
          <table:table-cell table:style-name="ce4" table:formula="of:=[.C3]+[.C4]+[.C5]" office:value-type="float" office:value="10000" calcext:value-type="float">
            <text:p>10000</text:p>
          </table:table-cell>
          <table:table-cell table:style-name="ce4" table:formula="of:=[.D3]+[.D4]+[.D5]" office:value-type="float" office:value="10000" calcext:value-type="float">
            <text:p>10000</text:p>
          </table:table-cell>
          <table:table-cell table:style-name="ce4" table:formula="of:=[.E3]+[.E4]+[.E5]" office:value-type="float" office:value="10000" calcext:value-type="float">
            <text:p>10000</text:p>
          </table:table-cell>
          <table:table-cell table:style-name="ce4" table:formula="of:=[.F3]+[.F4]+[.F5]" office:value-type="float" office:value="10000" calcext:value-type="float">
            <text:p>10000</text:p>
          </table:table-cell>
          <table:table-cell table:style-name="ce4" table:formula="of:=[.G3]+[.G4]+[.G5]" office:value-type="float" office:value="10000" calcext:value-type="float">
            <text:p>10000</text:p>
          </table:table-cell>
          <table:table-cell table:style-name="ce4" table:formula="of:=[.H3]+[.H4]+[.H5]" office:value-type="float" office:value="10000" calcext:value-type="float">
            <text:p>10000</text:p>
          </table:table-cell>
          <table:table-cell table:style-name="ce4" table:formula="of:=[.I3]+[.I4]+[.I5]" office:value-type="float" office:value="10000" calcext:value-type="float">
            <text:p>10000</text:p>
          </table:table-cell>
          <table:table-cell table:style-name="ce4" table:formula="of:=[.J3]+[.J4]+[.J5]" office:value-type="float" office:value="10000" calcext:value-type="float">
            <text:p>10000</text:p>
          </table:table-cell>
          <table:table-cell table:style-name="ce4" table:formula="of:=[.K3]+[.K4]+[.K5]" office:value-type="float" office:value="10000" calcext:value-type="float">
            <text:p>10000</text:p>
          </table:table-cell>
          <table:table-cell table:style-name="ce4" table:formula="of:=[.L3]+[.L4]+[.L5]" office:value-type="float" office:value="10000" calcext:value-type="float">
            <text:p>1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qué bonito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TRI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to inicial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3" table:formula="of:=MMULT([.B12:.D14];[.B16:.B18])" office:value-type="float" office:value="7500" calcext:value-type="float">
            <text:p>7500</text:p>
          </table:table-cell>
          <table:table-cell table:number-matrix-columns-spanned="1" table:number-matrix-rows-spanned="3" table:formula="of:=MMULT([.$B$12:.$D$14];[.C16:.C18])" office:value-type="float" office:value="6250" calcext:value-type="float">
            <text:p>6250</text:p>
          </table:table-cell>
          <table:table-cell table:number-matrix-columns-spanned="1" table:number-matrix-rows-spanned="3" table:formula="of:=MMULT([.$B$12:.$D$14];[.D16:.D18])" office:value-type="float" office:value="6406.25" calcext:value-type="float">
            <text:p>6406,25</text:p>
          </table:table-cell>
          <table:table-cell table:number-matrix-columns-spanned="1" table:number-matrix-rows-spanned="3" table:formula="of:=MMULT([.$B$12:.$D$14];[.E16:.E18])" office:value-type="float" office:value="6406.25" calcext:value-type="float">
            <text:p>6406,25</text:p>
          </table:table-cell>
          <table:table-cell table:number-matrix-columns-spanned="1" table:number-matrix-rows-spanned="3" table:formula="of:=MMULT([.$B$12:.$D$14];[.F16:.F18])" office:value-type="float" office:value="6396.484375" calcext:value-type="float">
            <text:p>6396,484375</text:p>
          </table:table-cell>
          <table:table-cell table:number-matrix-columns-spanned="1" table:number-matrix-rows-spanned="3" table:formula="of:=MMULT([.$B$12:.$D$14];[.G16:.G18])" office:value-type="float" office:value="6401.3671875" calcext:value-type="float">
            <text:p>6401,3671875</text:p>
          </table:table-cell>
          <table:table-cell table:number-matrix-columns-spanned="1" table:number-matrix-rows-spanned="3" table:formula="of:=MMULT([.$B$12:.$D$14];[.H16:.H18])" office:value-type="float" office:value="6399.5361328125" calcext:value-type="float">
            <text:p>6399,5361328125</text:p>
          </table:table-cell>
          <table:table-cell table:number-matrix-columns-spanned="1" table:number-matrix-rows-spanned="3" table:formula="of:=MMULT([.$B$12:.$D$14];[.I16:.I18])" office:value-type="float" office:value="6400.146484375" calcext:value-type="float">
            <text:p>6400,146484375</text:p>
          </table:table-cell>
          <table:table-cell table:number-matrix-columns-spanned="1" table:number-matrix-rows-spanned="3" table:formula="of:=MMULT([.$B$12:.$D$14];[.J16:.J18])" office:value-type="float" office:value="6399.95574951172" calcext:value-type="float">
            <text:p>6399,95574951172</text:p>
          </table:table-cell>
          <table:table-cell table:number-matrix-columns-spanned="1" table:number-matrix-rows-spanned="3" table:formula="of:=MMULT([.$B$12:.$D$14];[.K16:.K18])" office:value-type="float" office:value="6400.0129699707" calcext:value-type="float">
            <text:p>6400,012969970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875" calcext:value-type="float">
            <text:p>1875</text:p>
          </table:table-cell>
          <table:table-cell office:value-type="float" office:value="2031.25" calcext:value-type="float">
            <text:p>2031,25</text:p>
          </table:table-cell>
          <table:table-cell office:value-type="float" office:value="1992.1875" calcext:value-type="float">
            <text:p>1992,1875</text:p>
          </table:table-cell>
          <table:table-cell office:value-type="float" office:value="2001.953125" calcext:value-type="float">
            <text:p>2001,953125</text:p>
          </table:table-cell>
          <table:table-cell office:value-type="float" office:value="1999.51171875" calcext:value-type="float">
            <text:p>1999,51171875</text:p>
          </table:table-cell>
          <table:table-cell office:value-type="float" office:value="2000.1220703125" calcext:value-type="float">
            <text:p>2000,1220703125</text:p>
          </table:table-cell>
          <table:table-cell office:value-type="float" office:value="1999.96948242188" calcext:value-type="float">
            <text:p>1999,96948242188</text:p>
          </table:table-cell>
          <table:table-cell office:value-type="float" office:value="2000.00762939453" calcext:value-type="float">
            <text:p>2000,00762939453</text:p>
          </table:table-cell>
          <table:table-cell office:value-type="float" office:value="1999.99809265137" calcext:value-type="float">
            <text:p>1999,9980926513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office:value-type="float" office:value="1562.5" calcext:value-type="float">
            <text:p>1562,5</text:p>
          </table:table-cell>
          <table:table-cell office:value-type="float" office:value="1601.5625" calcext:value-type="float">
            <text:p>1601,5625</text:p>
          </table:table-cell>
          <table:table-cell office:value-type="float" office:value="1601.5625" calcext:value-type="float">
            <text:p>1601,5625</text:p>
          </table:table-cell>
          <table:table-cell office:value-type="float" office:value="1599.12109375" calcext:value-type="float">
            <text:p>1599,12109375</text:p>
          </table:table-cell>
          <table:table-cell office:value-type="float" office:value="1600.341796875" calcext:value-type="float">
            <text:p>1600,341796875</text:p>
          </table:table-cell>
          <table:table-cell office:value-type="float" office:value="1599.88403320313" calcext:value-type="float">
            <text:p>1599,88403320313</text:p>
          </table:table-cell>
          <table:table-cell office:value-type="float" office:value="1600.03662109375" calcext:value-type="float">
            <text:p>1600,03662109375</text:p>
          </table:table-cell>
          <table:table-cell office:value-type="float" office:value="1599.98893737793" calcext:value-type="float">
            <text:p>1599,9889373779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ultiplicamos matriz por vector con la función de excel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rol+shift+enter para multiplicar matrice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ctor de distribucion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15]/[.B6]" office:value-type="float" office:value="0" calcext:value-type="float">
            <text:p>0</text:p>
          </table:table-cell>
          <table:table-cell table:formula="of:=[.C16]/[.B6]" office:value-type="float" office:value="0.75" calcext:value-type="float">
            <text:p>0,75</text:p>
          </table:table-cell>
          <table:table-cell table:formula="of:=[.D16]/[.C6]" office:value-type="float" office:value="0.625" calcext:value-type="float">
            <text:p>0,625</text:p>
          </table:table-cell>
          <table:table-cell table:formula="of:=[.E16]/[.D6]" office:value-type="float" office:value="0.640625" calcext:value-type="float">
            <text:p>0,640625</text:p>
          </table:table-cell>
          <table:table-cell table:formula="of:=[.F16]/[.E6]" office:value-type="float" office:value="0.640625" calcext:value-type="float">
            <text:p>0,640625</text:p>
          </table:table-cell>
          <table:table-cell table:formula="of:=[.G16]/[.F6]" office:value-type="float" office:value="0.6396484375" calcext:value-type="float">
            <text:p>0,6396484375</text:p>
          </table:table-cell>
          <table:table-cell table:formula="of:=[.H16]/[.G6]" office:value-type="float" office:value="0.64013671875" calcext:value-type="float">
            <text:p>0,64013671875</text:p>
          </table:table-cell>
          <table:table-cell table:formula="of:=[.I16]/[.H6]" office:value-type="float" office:value="0.63995361328125" calcext:value-type="float">
            <text:p>0,63995361328125</text:p>
          </table:table-cell>
          <table:table-cell table:formula="of:=[.J16]/[.I6]" office:value-type="float" office:value="0.6400146484375" calcext:value-type="float">
            <text:p>0,6400146484375</text:p>
          </table:table-cell>
          <table:table-cell table:formula="of:=[.K16]/[.J6]" office:value-type="float" office:value="0.639995574951172" calcext:value-type="float">
            <text:p>0,639995574951172</text:p>
          </table:table-cell>
          <table:table-cell table:formula="of:=[.L16]/[.K6]" office:value-type="float" office:value="0.64000129699707" calcext:value-type="float">
            <text:p>0,64000129699707</text:p>
          </table:table-cell>
        </table:table-row>
        <table:table-row table:style-name="ro1">
          <table:table-cell/>
          <table:table-cell table:formula="of:=[.B17]/[.B6]" office:value-type="float" office:value="0" calcext:value-type="float">
            <text:p>0</text:p>
          </table:table-cell>
          <table:table-cell table:formula="of:=[.C17]/[.B6]" office:value-type="float" office:value="0.25" calcext:value-type="float">
            <text:p>0,25</text:p>
          </table:table-cell>
          <table:table-cell table:formula="of:=[.D17]/[.C6]" office:value-type="float" office:value="0.1875" calcext:value-type="float">
            <text:p>0,1875</text:p>
          </table:table-cell>
          <table:table-cell table:formula="of:=[.E17]/[.D6]" office:value-type="float" office:value="0.203125" calcext:value-type="float">
            <text:p>0,203125</text:p>
          </table:table-cell>
          <table:table-cell table:formula="of:=[.F17]/[.E6]" office:value-type="float" office:value="0.19921875" calcext:value-type="float">
            <text:p>0,19921875</text:p>
          </table:table-cell>
          <table:table-cell table:formula="of:=[.G17]/[.F6]" office:value-type="float" office:value="0.2001953125" calcext:value-type="float">
            <text:p>0,2001953125</text:p>
          </table:table-cell>
          <table:table-cell table:formula="of:=[.H17]/[.G6]" office:value-type="float" office:value="0.199951171875" calcext:value-type="float">
            <text:p>0,199951171875</text:p>
          </table:table-cell>
          <table:table-cell table:formula="of:=[.I17]/[.H6]" office:value-type="float" office:value="0.20001220703125" calcext:value-type="float">
            <text:p>0,20001220703125</text:p>
          </table:table-cell>
          <table:table-cell table:formula="of:=[.J17]/[.I6]" office:value-type="float" office:value="0.199996948242188" calcext:value-type="float">
            <text:p>0,199996948242188</text:p>
          </table:table-cell>
          <table:table-cell table:formula="of:=[.K17]/[.J6]" office:value-type="float" office:value="0.200000762939453" calcext:value-type="float">
            <text:p>0,200000762939453</text:p>
          </table:table-cell>
          <table:table-cell table:formula="of:=[.L17]/[.K6]" office:value-type="float" office:value="0.199999809265137" calcext:value-type="float">
            <text:p>0,199999809265137</text:p>
          </table:table-cell>
        </table:table-row>
        <table:table-row table:style-name="ro1">
          <table:table-cell/>
          <table:table-cell table:formula="of:=[.B18]/[.B6]" office:value-type="float" office:value="1" calcext:value-type="float">
            <text:p>1</text:p>
          </table:table-cell>
          <table:table-cell table:formula="of:=[.C18]/[.B6]" office:value-type="float" office:value="0" calcext:value-type="float">
            <text:p>0</text:p>
          </table:table-cell>
          <table:table-cell table:formula="of:=[.D18]/[.C6]" office:value-type="float" office:value="0.1875" calcext:value-type="float">
            <text:p>0,1875</text:p>
          </table:table-cell>
          <table:table-cell table:formula="of:=[.E18]/[.D6]" office:value-type="float" office:value="0.15625" calcext:value-type="float">
            <text:p>0,15625</text:p>
          </table:table-cell>
          <table:table-cell table:formula="of:=[.F18]/[.E6]" office:value-type="float" office:value="0.16015625" calcext:value-type="float">
            <text:p>0,16015625</text:p>
          </table:table-cell>
          <table:table-cell table:formula="of:=[.G18]/[.F6]" office:value-type="float" office:value="0.16015625" calcext:value-type="float">
            <text:p>0,16015625</text:p>
          </table:table-cell>
          <table:table-cell table:formula="of:=[.H18]/[.G6]" office:value-type="float" office:value="0.159912109375" calcext:value-type="float">
            <text:p>0,159912109375</text:p>
          </table:table-cell>
          <table:table-cell table:formula="of:=[.I18]/[.H6]" office:value-type="float" office:value="0.1600341796875" calcext:value-type="float">
            <text:p>0,1600341796875</text:p>
          </table:table-cell>
          <table:table-cell table:formula="of:=[.J18]/[.I6]" office:value-type="float" office:value="0.159988403320313" calcext:value-type="float">
            <text:p>0,159988403320313</text:p>
          </table:table-cell>
          <table:table-cell table:formula="of:=[.K18]/[.J6]" office:value-type="float" office:value="0.160003662109375" calcext:value-type="float">
            <text:p>0,160003662109375</text:p>
          </table:table-cell>
          <table:table-cell table:formula="of:=[.L18]/[.K6]" office:value-type="float" office:value="0.159998893737793" calcext:value-type="float">
            <text:p>0,159998893737793</text:p>
          </table:table-cell>
        </table:table-row>
      </table:table>
      <table:table table:name="15 mayo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O NAVEGANTE POR LA WEB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0.5" calcext:value-type="float">
            <text:p>0,5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0.5" calcext:value-type="float">
            <text:p>0,5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matrix-columns-spanned="1" table:number-matrix-rows-spanned="4" table:formula="of:=MMULT([.$B$5:.$E$8];[.A11:.A14])" office:value-type="float" office:value="1645" calcext:value-type="float">
            <text:p>1645</text:p>
          </table:table-cell>
          <table:table-cell table:number-matrix-columns-spanned="1" table:number-matrix-rows-spanned="4" table:formula="of:=MMULT([.$B$5:.$E$8];[.B11:.B14])" office:value-type="float" office:value="661.25" calcext:value-type="float">
            <text:p>661,25</text:p>
          </table:table-cell>
          <table:table-cell table:number-matrix-columns-spanned="1" table:number-matrix-rows-spanned="4" table:formula="of:=MMULT([.$B$5:.$E$8];[.C11:.C14])" office:value-type="float" office:value="826.5625" calcext:value-type="float">
            <text:p>826,5625</text:p>
          </table:table-cell>
          <table:table-cell table:number-matrix-columns-spanned="1" table:number-matrix-rows-spanned="4" table:formula="of:=MMULT([.$B$5:.$E$8];[.D11:.D14])" office:value-type="float" office:value="908.203125" calcext:value-type="float">
            <text:p>908,203125</text:p>
          </table:table-cell>
          <table:table-cell table:number-matrix-columns-spanned="1" table:number-matrix-rows-spanned="4" table:formula="of:=MMULT([.$B$5:.$E$8];[.E11:.E14])" office:value-type="float" office:value="867.12890625" calcext:value-type="float">
            <text:p>867,12890625</text:p>
          </table:table-cell>
          <table:table-cell table:number-matrix-columns-spanned="1" table:number-matrix-rows-spanned="4" table:formula="of:=MMULT([.$B$5:.$E$8];[.F11:.F14])" office:value-type="float" office:value="867.1923828125" calcext:value-type="float">
            <text:p>867,1923828125</text:p>
          </table:table-cell>
          <table:table-cell table:number-matrix-columns-spanned="1" table:number-matrix-rows-spanned="4" table:formula="of:=MMULT([.$B$5:.$E$8];[.G11:.G14])" office:value-type="float" office:value="872.310791015625" calcext:value-type="float">
            <text:p>872,310791015625</text:p>
          </table:table-cell>
          <table:table-cell table:number-matrix-columns-spanned="1" table:number-matrix-rows-spanned="4" table:formula="of:=MMULT([.$B$5:.$E$8];[.H11:.H14])" office:value-type="float" office:value="871.023254394531" calcext:value-type="float">
            <text:p>871,023254394531</text:p>
          </table:table-cell>
          <table:table-cell table:number-matrix-columns-spanned="1" table:number-matrix-rows-spanned="4" table:formula="of:=MMULT([.$B$5:.$E$8];[.I11:.I14])" office:value-type="float" office:value="870.705337524414" calcext:value-type="float">
            <text:p>870,705337524414</text:p>
          </table:table-cell>
          <table:table-cell table:number-matrix-columns-spanned="1" table:number-matrix-rows-spanned="4" table:formula="of:=MMULT([.$B$5:.$E$8];[.J11:.J14])" office:value-type="float" office:value="870.94575881958" calcext:value-type="float">
            <text:p>870,94575881958</text:p>
          </table:table-cell>
          <table:table-cell table:number-matrix-columns-spanned="1" table:number-matrix-rows-spanned="4" table:formula="of:=MMULT([.$B$5:.$E$8];[.K11:.K14])" office:value-type="float" office:value="870.925393104553" calcext:value-type="float">
            <text:p>870,925393104553</text:p>
          </table:table-cell>
          <table:table-cell table:number-matrix-columns-spanned="1" table:number-matrix-rows-spanned="4" table:formula="of:=MMULT([.$B$5:.$E$8];[.L11:.L14])" office:value-type="float" office:value="870.900431871414" calcext:value-type="float">
            <text:p>870,900431871414</text:p>
          </table:table-cell>
          <table:table-cell table:number-matrix-columns-spanned="1" table:number-matrix-rows-spanned="4" table:formula="of:=MMULT([.$B$5:.$E$8];[.M11:.M14])" office:value-type="float" office:value="870.909217894077" calcext:value-type="float">
            <text:p>870,909217894077</text:p>
          </table:table-cell>
          <table:table-cell table:number-matrix-columns-spanned="1" table:number-matrix-rows-spanned="4" table:formula="of:=MMULT([.$B$5:.$E$8];[.N11:.N14])" office:value-type="float" office:value="870.910141542554" calcext:value-type="float">
            <text:p>870,9101415425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5" calcext:value-type="float">
            <text:p>2645</text:p>
          </table:table-cell>
          <table:table-cell office:value-type="float" office:value="2306.25" calcext:value-type="float">
            <text:p>2306,25</text:p>
          </table:table-cell>
          <table:table-cell office:value-type="float" office:value="1487.8125" calcext:value-type="float">
            <text:p>1487,8125</text:p>
          </table:table-cell>
          <table:table-cell office:value-type="float" office:value="1734.765625" calcext:value-type="float">
            <text:p>1734,765625</text:p>
          </table:table-cell>
          <table:table-cell office:value-type="float" office:value="1775.33203125" calcext:value-type="float">
            <text:p>1775,33203125</text:p>
          </table:table-cell>
          <table:table-cell office:value-type="float" office:value="1734.3212890625" calcext:value-type="float">
            <text:p>1734,3212890625</text:p>
          </table:table-cell>
          <table:table-cell office:value-type="float" office:value="1739.50317382813" calcext:value-type="float">
            <text:p>1739,50317382813</text:p>
          </table:table-cell>
          <table:table-cell office:value-type="float" office:value="1743.33404541016" calcext:value-type="float">
            <text:p>1743,33404541016</text:p>
          </table:table-cell>
          <table:table-cell office:value-type="float" office:value="1741.72859191895" calcext:value-type="float">
            <text:p>1741,72859191895</text:p>
          </table:table-cell>
          <table:table-cell office:value-type="float" office:value="1741.65109634399" calcext:value-type="float">
            <text:p>1741,65109634399</text:p>
          </table:table-cell>
          <table:table-cell office:value-type="float" office:value="1741.87115192413" calcext:value-type="float">
            <text:p>1741,87115192413</text:p>
          </table:table-cell>
          <table:table-cell office:value-type="float" office:value="1741.82582497597" calcext:value-type="float">
            <text:p>1741,82582497597</text:p>
          </table:table-cell>
          <table:table-cell office:value-type="float" office:value="1741.80964976549" calcext:value-type="float">
            <text:p>1741,80964976549</text:p>
          </table:table-cell>
          <table:table-cell office:value-type="float" office:value="1741.81935943663" calcext:value-type="float">
            <text:p>1741,819359436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5" calcext:value-type="float">
            <text:p>2645</text:p>
          </table:table-cell>
          <table:table-cell office:value-type="float" office:value="3306.25" calcext:value-type="float">
            <text:p>3306,25</text:p>
          </table:table-cell>
          <table:table-cell office:value-type="float" office:value="3632.8125" calcext:value-type="float">
            <text:p>3632,8125</text:p>
          </table:table-cell>
          <table:table-cell office:value-type="float" office:value="3468.515625" calcext:value-type="float">
            <text:p>3468,515625</text:p>
          </table:table-cell>
          <table:table-cell office:value-type="float" office:value="3468.76953125" calcext:value-type="float">
            <text:p>3468,76953125</text:p>
          </table:table-cell>
          <table:table-cell office:value-type="float" office:value="3489.2431640625" calcext:value-type="float">
            <text:p>3489,2431640625</text:p>
          </table:table-cell>
          <table:table-cell office:value-type="float" office:value="3484.09301757812" calcext:value-type="float">
            <text:p>3484,09301757812</text:p>
          </table:table-cell>
          <table:table-cell office:value-type="float" office:value="3482.82135009766" calcext:value-type="float">
            <text:p>3482,82135009766</text:p>
          </table:table-cell>
          <table:table-cell office:value-type="float" office:value="3483.78303527832" calcext:value-type="float">
            <text:p>3483,78303527832</text:p>
          </table:table-cell>
          <table:table-cell office:value-type="float" office:value="3483.70157241821" calcext:value-type="float">
            <text:p>3483,70157241821</text:p>
          </table:table-cell>
          <table:table-cell office:value-type="float" office:value="3483.60172748566" calcext:value-type="float">
            <text:p>3483,60172748566</text:p>
          </table:table-cell>
          <table:table-cell office:value-type="float" office:value="3483.63687157631" calcext:value-type="float">
            <text:p>3483,63687157631</text:p>
          </table:table-cell>
          <table:table-cell office:value-type="float" office:value="3483.64056617022" calcext:value-type="float">
            <text:p>3483,64056617022</text:p>
          </table:table-cell>
          <table:table-cell office:value-type="float" office:value="3483.63524951041" calcext:value-type="float">
            <text:p>3483,6352495104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2645" calcext:value-type="float">
            <text:p>2645</text:p>
          </table:table-cell>
          <table:table-cell office:value-type="float" office:value="3306.25" calcext:value-type="float">
            <text:p>3306,25</text:p>
          </table:table-cell>
          <table:table-cell office:value-type="float" office:value="3632.8125" calcext:value-type="float">
            <text:p>3632,8125</text:p>
          </table:table-cell>
          <table:table-cell office:value-type="float" office:value="3468.515625" calcext:value-type="float">
            <text:p>3468,515625</text:p>
          </table:table-cell>
          <table:table-cell office:value-type="float" office:value="3468.76953125" calcext:value-type="float">
            <text:p>3468,76953125</text:p>
          </table:table-cell>
          <table:table-cell office:value-type="float" office:value="3489.2431640625" calcext:value-type="float">
            <text:p>3489,2431640625</text:p>
          </table:table-cell>
          <table:table-cell office:value-type="float" office:value="3484.09301757812" calcext:value-type="float">
            <text:p>3484,09301757812</text:p>
          </table:table-cell>
          <table:table-cell office:value-type="float" office:value="3482.82135009766" calcext:value-type="float">
            <text:p>3482,82135009766</text:p>
          </table:table-cell>
          <table:table-cell office:value-type="float" office:value="3483.78303527832" calcext:value-type="float">
            <text:p>3483,78303527832</text:p>
          </table:table-cell>
          <table:table-cell office:value-type="float" office:value="3483.70157241821" calcext:value-type="float">
            <text:p>3483,70157241821</text:p>
          </table:table-cell>
          <table:table-cell office:value-type="float" office:value="3483.60172748566" calcext:value-type="float">
            <text:p>3483,60172748566</text:p>
          </table:table-cell>
          <table:table-cell office:value-type="float" office:value="3483.63687157631" calcext:value-type="float">
            <text:p>3483,63687157631</text:p>
          </table:table-cell>
          <table:table-cell office:value-type="float" office:value="3483.64056617022" calcext:value-type="float">
            <text:p>3483,64056617022</text:p>
          </table:table-cell>
          <table:table-cell office:value-type="float" office:value="3483.63524951041" calcext:value-type="float">
            <text:p>3483,6352495104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istribución</text:p>
          </table:table-cell>
          <table:table-cell table:number-columns-repeated="9"/>
          <table:table-cell office:value-type="string" calcext:value-type="string">
            <text:p>las páginas c y d son las más importantes</text:p>
          </table:table-cell>
          <table:table-cell/>
        </table:table-row>
        <table:table-row table:style-name="ro1">
          <table:table-cell table:number-matrix-columns-spanned="1" table:number-matrix-rows-spanned="4" table:formula="of:=MMULT([.$B$5:.$E$8];#REF!)" office:value-type="string" office:string-value="" calcext:value-type="error">
            <text:p>Err:502</text:p>
          </table:table-cell>
          <table:table-cell/>
          <table:table-cell table:style-name="ce11" office:value-type="float" office:value="363.636214286089" calcext:value-type="float">
            <text:p>363,636214286089</text:p>
          </table:table-cell>
          <table:table-cell table:style-name="ce11" table:formula="of:=[.C17]/[.C22]" office:value-type="float" office:value="0.0909090535715223" calcext:value-type="float">
            <text:p>0,0909090535715223</text:p>
          </table:table-cell>
          <table:table-cell table:number-columns-repeated="9"/>
          <table:table-cell office:value-type="string" calcext:value-type="string">
            <text:p>las páginas a y b son las menos importantes</text:p>
          </table:table-cell>
          <table:table-cell/>
        </table:table-row>
        <table:table-row table:style-name="ro1">
          <table:table-cell office:value-type="string" office:string-value="" calcext:value-type="error">
            <text:p>Err:502</text:p>
          </table:table-cell>
          <table:table-cell/>
          <table:table-cell table:style-name="ce11" office:value-type="float" office:value="727.273438125849" calcext:value-type="float">
            <text:p>727,273438125849</text:p>
          </table:table-cell>
          <table:table-cell table:style-name="ce11" table:formula="of:=[.C18]/[.C22]" office:value-type="float" office:value="0.181818359531462" calcext:value-type="float">
            <text:p>0,181818359531462</text:p>
          </table:table-cell>
          <table:table-cell/>
          <table:table-cell office:value-type="string" calcext:value-type="string">
            <text:p>la página web A tiene una importancia de 9%</text:p>
          </table:table-cell>
          <table:table-cell table:number-columns-repeated="9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/>
          <table:table-cell table:style-name="ce11" office:value-type="float" office:value="1454.54517379403" calcext:value-type="float">
            <text:p>1454,54517379403</text:p>
          </table:table-cell>
          <table:table-cell table:style-name="ce11" table:formula="of:=[.C19]/[.C22]" office:value-type="float" office:value="0.363636293448508" calcext:value-type="float">
            <text:p>0,363636293448508</text:p>
          </table:table-cell>
          <table:table-cell table:number-columns-repeated="11"/>
        </table:table-row>
        <table:table-row table:style-name="ro1">
          <table:table-cell office:value-type="string" office:string-value="" calcext:value-type="error">
            <text:p>Err:502</text:p>
          </table:table-cell>
          <table:table-cell/>
          <table:table-cell table:style-name="ce11" office:value-type="float" office:value="1454.54517379403" calcext:value-type="float">
            <text:p>1454,54517379403</text:p>
          </table:table-cell>
          <table:table-cell table:style-name="ce11" table:formula="of:=[.C20]/[.C22]" office:value-type="float" office:value="0.363636293448508" calcext:value-type="float">
            <text:p>0,3636362934485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17]+[.C18]+[.C19]+[.C20]" office:value-type="float" office:value="4000" calcext:value-type="float">
            <text:p>40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870.910141542554" calcext:value-type="float">
            <text:p>870,910141542554</text:p>
          </table:table-cell>
          <table:table-cell table:formula="of:=[.C24]/[.$C$29]" office:value-type="float" office:value="0.0909092005785547" calcext:value-type="float">
            <text:p>0,090909200578554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741.81935943663" calcext:value-type="float">
            <text:p>1741,81935943663</text:p>
          </table:table-cell>
          <table:table-cell table:formula="of:=[.C25]/[.$C$29]" office:value-type="float" office:value="0.181818304742863" calcext:value-type="float">
            <text:p>0,181818304742863</text:p>
          </table:table-cell>
          <table:table-cell/>
          <table:table-cell office:value-type="string" calcext:value-type="string">
            <text:p><text:s/>la página web c tiene una importancia del 36%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483.63524951041" calcext:value-type="float">
            <text:p>3483,63524951041</text:p>
          </table:table-cell>
          <table:table-cell table:formula="of:=[.C26]/[.$C$29]" office:value-type="float" office:value="0.363636247339291" calcext:value-type="float">
            <text:p>0,36363624733929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483.63524951041" calcext:value-type="float">
            <text:p>3483,63524951041</text:p>
          </table:table-cell>
          <table:table-cell table:formula="of:=[.C27]/[.$C$29]" office:value-type="float" office:value="0.363636247339291" calcext:value-type="float">
            <text:p>0,36363624733929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[.C24]+[.C25]+[.C26]+[.C27]" office:value-type="float" office:value="9580" calcext:value-type="float">
            <text:p>9580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licación al page rank de goog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riz de unos</text:p>
          </table:table-cell>
          <table:table-cell table:number-columns-repeated="13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riz G</text:p>
          </table:table-cell>
          <table:table-cell table:number-columns-repeated="13"/>
        </table:table-row>
        <table:table-row table:style-name="ro1">
          <table:table-cell/>
          <table:table-cell table:formula="of:=[.$H$36]*[.B5]+((1-[.$H$36])/4)*[.B35]" office:value-type="float" office:value="0.0375" calcext:value-type="float">
            <text:p>0,0375</text:p>
          </table:table-cell>
          <table:table-cell table:formula="of:=[.$H$36]*[.C5]+((1-[.$H$36])/4)*[.C35]" office:value-type="float" office:value="0.0375" calcext:value-type="float">
            <text:p>0,0375</text:p>
          </table:table-cell>
          <table:table-cell table:formula="of:=[.$H$36]*[.D5]+((1-[.$H$36])/4)*[.D35]" office:value-type="float" office:value="0.0375" calcext:value-type="float">
            <text:p>0,0375</text:p>
          </table:table-cell>
          <table:table-cell table:formula="of:=[.$H$36]*[.E5]+((1-[.$H$36])/4)*[.E35]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/>
          <table:table-cell table:formula="of:=[.$H$36]*[.B6]+((1-[.$H$36])/4)*[.B36]" office:value-type="float" office:value="0.8875" calcext:value-type="float">
            <text:p>0,8875</text:p>
          </table:table-cell>
          <table:table-cell table:formula="of:=[.$H$36]*[.C6]+((1-[.$H$36])/4)*[.C36]" office:value-type="float" office:value="0.0375" calcext:value-type="float">
            <text:p>0,0375</text:p>
          </table:table-cell>
          <table:table-cell table:formula="of:=[.$H$36]*[.D6]+((1-[.$H$36])/4)*[.D36]" office:value-type="float" office:value="0.0375" calcext:value-type="float">
            <text:p>0,0375</text:p>
          </table:table-cell>
          <table:table-cell table:formula="of:=[.$H$36]*[.E6]+((1-[.$H$36])/4)*[.E36]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/>
          <table:table-cell table:formula="of:=[.$H$36]*[.B7]+((1-[.$H$36])/4)*[.B37]" office:value-type="float" office:value="0.0375" calcext:value-type="float">
            <text:p>0,0375</text:p>
          </table:table-cell>
          <table:table-cell table:formula="of:=[.$H$36]*[.C7]+((1-[.$H$36])/4)*[.C37]" office:value-type="float" office:value="0.4625" calcext:value-type="float">
            <text:p>0,4625</text:p>
          </table:table-cell>
          <table:table-cell table:formula="of:=[.$H$36]*[.D7]+((1-[.$H$36])/4)*[.D37]" office:value-type="float" office:value="0.4625" calcext:value-type="float">
            <text:p>0,4625</text:p>
          </table:table-cell>
          <table:table-cell table:formula="of:=[.$H$36]*[.E7]+((1-[.$H$36])/4)*[.E37]"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/>
          <table:table-cell table:formula="of:=[.$H$36]*[.B8]+((1-[.$H$36])/4)*[.B38]" office:value-type="float" office:value="0.0375" calcext:value-type="float">
            <text:p>0,0375</text:p>
          </table:table-cell>
          <table:table-cell table:formula="of:=[.$H$36]*[.C8]+((1-[.$H$36])/4)*[.C38]" office:value-type="float" office:value="0.4625" calcext:value-type="float">
            <text:p>0,4625</text:p>
          </table:table-cell>
          <table:table-cell table:formula="of:=[.$H$36]*[.D8]+((1-[.$H$36])/4)*[.D38]" office:value-type="float" office:value="0.4625" calcext:value-type="float">
            <text:p>0,4625</text:p>
          </table:table-cell>
          <table:table-cell table:formula="of:=[.$H$36]*[.E8]+((1-[.$H$36])/4)*[.E38]" office:value-type="float" office:value="0.25" calcext:value-type="float">
            <text:p>0,25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matrix-columns-spanned="1" table:number-matrix-rows-spanned="4" table:formula="of:=MMULT([.$B$41:.$E$44];[.B47:.B50])" office:value-type="float" office:value="9.0625" calcext:value-type="float">
            <text:p>9,0625</text:p>
          </table:table-cell>
          <table:table-cell table:number-matrix-columns-spanned="1" table:number-matrix-rows-spanned="4" table:formula="of:=MMULT([.$B$41:.$E$44];[.C47:.C50])" office:value-type="float" office:value="10.19140625" calcext:value-type="float">
            <text:p>10,19140625</text:p>
          </table:table-cell>
          <table:table-cell table:number-matrix-columns-spanned="1" table:number-matrix-rows-spanned="4" table:formula="of:=MMULT([.$B$41:.$E$44];[.D47:.D50])" office:value-type="float" office:value="11.390869140625" calcext:value-type="float">
            <text:p>11,390869140625</text:p>
          </table:table-cell>
          <table:table-cell table:number-matrix-columns-spanned="1" table:number-matrix-rows-spanned="4" table:formula="of:=MMULT([.$B$41:.$E$44];[.E47:.E50])" office:value-type="float" office:value="11.0340289306641" calcext:value-type="float">
            <text:p>11,0340289306641</text:p>
          </table:table-cell>
          <table:table-cell table:number-matrix-columns-spanned="1" table:number-matrix-rows-spanned="4" table:formula="of:=MMULT([.$B$41:.$E$44];[.F47:.F50])" office:value-type="float" office:value="11.0015309829712" calcext:value-type="float">
            <text:p>11,0015309829712</text:p>
          </table:table-cell>
          <table:table-cell table:number-matrix-columns-spanned="1" table:number-matrix-rows-spanned="4" table:formula="of:=MMULT([.$B$41:.$E$44];[.G47:.G50])" office:value-type="float" office:value="11.040663928318" calcext:value-type="float">
            <text:p>11,040663928318</text:p>
          </table:table-cell>
          <table:table-cell table:number-matrix-columns-spanned="1" table:number-matrix-rows-spanned="4" table:formula="of:=MMULT([.$B$41:.$E$44];[.H47:.H50])" office:value-type="float" office:value="11.0352831483328" calcext:value-type="float">
            <text:p>11,035283148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.3125" calcext:value-type="float">
            <text:p>30,3125</text:p>
          </table:table-cell>
          <table:table-cell office:value-type="float" office:value="17.89453125" calcext:value-type="float">
            <text:p>17,89453125</text:p>
          </table:table-cell>
          <table:table-cell office:value-type="float" office:value="20.053564453125" calcext:value-type="float">
            <text:p>20,053564453125</text:p>
          </table:table-cell>
          <table:table-cell office:value-type="float" office:value="20.7162677001953" calcext:value-type="float">
            <text:p>20,7162677001953</text:p>
          </table:table-cell>
          <table:table-cell office:value-type="float" office:value="20.3804555740356" calcext:value-type="float">
            <text:p>20,3804555740356</text:p>
          </table:table-cell>
          <table:table-cell office:value-type="float" office:value="20.3919652638435" calcext:value-type="float">
            <text:p>20,3919652638435</text:p>
          </table:table-cell>
          <table:table-cell office:value-type="float" office:value="20.4198474874032" calcext:value-type="float">
            <text:p>20,419847487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.3125" calcext:value-type="float">
            <text:p>30,3125</text:p>
          </table:table-cell>
          <table:table-cell office:value-type="float" office:value="35.95703125" calcext:value-type="float">
            <text:p>35,95703125</text:p>
          </table:table-cell>
          <table:table-cell office:value-type="float" office:value="34.277783203125" calcext:value-type="float">
            <text:p>34,277783203125</text:p>
          </table:table-cell>
          <table:table-cell office:value-type="float" office:value="34.1248516845703" calcext:value-type="float">
            <text:p>34,1248516845703</text:p>
          </table:table-cell>
          <table:table-cell office:value-type="float" office:value="34.3090067214966" calcext:value-type="float">
            <text:p>34,3090067214966</text:p>
          </table:table-cell>
          <table:table-cell office:value-type="float" office:value="34.2836854039192" calcext:value-type="float">
            <text:p>34,2836854039192</text:p>
          </table:table-cell>
          <table:table-cell office:value-type="float" office:value="34.272434682132" calcext:value-type="float">
            <text:p>34,27243468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.3125" calcext:value-type="float">
            <text:p>30,3125</text:p>
          </table:table-cell>
          <table:table-cell office:value-type="float" office:value="35.95703125" calcext:value-type="float">
            <text:p>35,95703125</text:p>
          </table:table-cell>
          <table:table-cell office:value-type="float" office:value="34.277783203125" calcext:value-type="float">
            <text:p>34,277783203125</text:p>
          </table:table-cell>
          <table:table-cell office:value-type="float" office:value="34.1248516845703" calcext:value-type="float">
            <text:p>34,1248516845703</text:p>
          </table:table-cell>
          <table:table-cell office:value-type="float" office:value="34.3090067214966" calcext:value-type="float">
            <text:p>34,3090067214966</text:p>
          </table:table-cell>
          <table:table-cell office:value-type="float" office:value="34.2836854039192" calcext:value-type="float">
            <text:p>34,2836854039192</text:p>
          </table:table-cell>
          <table:table-cell office:value-type="float" office:value="34.272434682132" calcext:value-type="float">
            <text:p>34,272434682132</text:p>
          </table:table-cell>
          <table:table-cell table:number-columns-repeated="6"/>
        </table:table-row>
      </table:table>
      <table:table table:name="16 mayo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MATRIZ DE ENLACES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lpha</text:p>
          </table:table-cell>
          <table:table-cell table:formula="of:=0.63" office:value-type="float" office:value="0.63" calcext:value-type="float">
            <text:p>0,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la B como va a ninguno todos tiene la misma probabilidad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ATRIZ DE GOOGL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riz G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[.$L$5]*[.D4] +(1-[.$L$5])/6" office:value-type="float" office:value="0.0616666666666667" calcext:value-type="float">
            <text:p>0,0616666666666667</text:p>
          </table:table-cell>
          <table:table-cell table:formula="of:=[.$L$5]*[.E4] +(1-[.$L$5])/6" office:value-type="float" office:value="0.166666666666667" calcext:value-type="float">
            <text:p>0,166666666666667</text:p>
          </table:table-cell>
          <table:table-cell table:formula="of:=[.$L$5]*[.F4] +(1-[.$L$5])/6" office:value-type="float" office:value="0.0616666666666667" calcext:value-type="float">
            <text:p>0,0616666666666667</text:p>
          </table:table-cell>
          <table:table-cell table:formula="of:=[.$L$5]*[.G4] +(1-[.$L$5])/6" office:value-type="float" office:value="0.0616666666666667" calcext:value-type="float">
            <text:p>0,0616666666666667</text:p>
          </table:table-cell>
          <table:table-cell table:formula="of:=[.$L$5]*[.H4] +(1-[.$L$5])/6" office:value-type="float" office:value="0.0616666666666667" calcext:value-type="float">
            <text:p>0,0616666666666667</text:p>
          </table:table-cell>
          <table:table-cell table:formula="of:=[.$L$5]*[.I4] +(1-[.$L$5])/6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/>
          <table:table-cell table:formula="of:=[.$L$5]*[.D5] +(1-[.$L$5])/6" office:value-type="float" office:value="0.376666666666667" calcext:value-type="float">
            <text:p>0,376666666666667</text:p>
          </table:table-cell>
          <table:table-cell table:formula="of:=[.$L$5]*[.E5] +(1-[.$L$5])/6" office:value-type="float" office:value="0.166666666666667" calcext:value-type="float">
            <text:p>0,166666666666667</text:p>
          </table:table-cell>
          <table:table-cell table:formula="of:=[.$L$5]*[.F5] +(1-[.$L$5])/6" office:value-type="float" office:value="0.691666666666667" calcext:value-type="float">
            <text:p>0,691666666666667</text:p>
          </table:table-cell>
          <table:table-cell table:formula="of:=[.$L$5]*[.G5] +(1-[.$L$5])/6" office:value-type="float" office:value="0.0616666666666667" calcext:value-type="float">
            <text:p>0,0616666666666667</text:p>
          </table:table-cell>
          <table:table-cell table:formula="of:=[.$L$5]*[.H5] +(1-[.$L$5])/6" office:value-type="float" office:value="0.0616666666666667" calcext:value-type="float">
            <text:p>0,0616666666666667</text:p>
          </table:table-cell>
          <table:table-cell table:formula="of:=[.$L$5]*[.I5] +(1-[.$L$5])/6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/>
          <table:table-cell table:formula="of:=[.$L$5]*[.D6] +(1-[.$L$5])/6" office:value-type="float" office:value="0.0616666666666667" calcext:value-type="float">
            <text:p>0,0616666666666667</text:p>
          </table:table-cell>
          <table:table-cell table:formula="of:=[.$L$5]*[.E6] +(1-[.$L$5])/6" office:value-type="float" office:value="0.166666666666667" calcext:value-type="float">
            <text:p>0,166666666666667</text:p>
          </table:table-cell>
          <table:table-cell table:formula="of:=[.$L$5]*[.F6] +(1-[.$L$5])/6" office:value-type="float" office:value="0.0616666666666667" calcext:value-type="float">
            <text:p>0,0616666666666667</text:p>
          </table:table-cell>
          <table:table-cell table:formula="of:=[.$L$5]*[.G6] +(1-[.$L$5])/6" office:value-type="float" office:value="0.691666666666667" calcext:value-type="float">
            <text:p>0,691666666666667</text:p>
          </table:table-cell>
          <table:table-cell table:formula="of:=[.$L$5]*[.H6] +(1-[.$L$5])/6" office:value-type="float" office:value="0.691666666666667" calcext:value-type="float">
            <text:p>0,691666666666667</text:p>
          </table:table-cell>
          <table:table-cell table:formula="of:=[.$L$5]*[.I6] +(1-[.$L$5])/6" office:value-type="float" office:value="0.376666666666667" calcext:value-type="float">
            <text:p>0,376666666666667</text:p>
          </table:table-cell>
          <table:table-cell table:number-columns-repeated="8"/>
        </table:table-row>
        <table:table-row table:style-name="ro1">
          <table:table-cell/>
          <table:table-cell table:formula="of:=[.$L$5]*[.D7] +(1-[.$L$5])/6" office:value-type="float" office:value="0.376666666666667" calcext:value-type="float">
            <text:p>0,376666666666667</text:p>
          </table:table-cell>
          <table:table-cell table:formula="of:=[.$L$5]*[.E7] +(1-[.$L$5])/6" office:value-type="float" office:value="0.166666666666667" calcext:value-type="float">
            <text:p>0,166666666666667</text:p>
          </table:table-cell>
          <table:table-cell table:formula="of:=[.$L$5]*[.F7] +(1-[.$L$5])/6" office:value-type="float" office:value="0.0616666666666667" calcext:value-type="float">
            <text:p>0,0616666666666667</text:p>
          </table:table-cell>
          <table:table-cell table:formula="of:=[.$L$5]*[.G7] +(1-[.$L$5])/6" office:value-type="float" office:value="0.0616666666666667" calcext:value-type="float">
            <text:p>0,0616666666666667</text:p>
          </table:table-cell>
          <table:table-cell table:formula="of:=[.$L$5]*[.H7] +(1-[.$L$5])/6" office:value-type="float" office:value="0.0616666666666667" calcext:value-type="float">
            <text:p>0,0616666666666667</text:p>
          </table:table-cell>
          <table:table-cell table:formula="of:=[.$L$5]*[.I7] +(1-[.$L$5])/6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/>
          <table:table-cell table:formula="of:=[.$L$5]*[.D8] +(1-[.$L$5])/6" office:value-type="float" office:value="0.0616666666666667" calcext:value-type="float">
            <text:p>0,0616666666666667</text:p>
          </table:table-cell>
          <table:table-cell table:formula="of:=[.$L$5]*[.E8] +(1-[.$L$5])/6" office:value-type="float" office:value="0.166666666666667" calcext:value-type="float">
            <text:p>0,166666666666667</text:p>
          </table:table-cell>
          <table:table-cell table:formula="of:=[.$L$5]*[.F8] +(1-[.$L$5])/6" office:value-type="float" office:value="0.0616666666666667" calcext:value-type="float">
            <text:p>0,0616666666666667</text:p>
          </table:table-cell>
          <table:table-cell table:formula="of:=[.$L$5]*[.G8] +(1-[.$L$5])/6" office:value-type="float" office:value="0.0616666666666667" calcext:value-type="float">
            <text:p>0,0616666666666667</text:p>
          </table:table-cell>
          <table:table-cell table:formula="of:=[.$L$5]*[.H8] +(1-[.$L$5])/6" office:value-type="float" office:value="0.0616666666666667" calcext:value-type="float">
            <text:p>0,0616666666666667</text:p>
          </table:table-cell>
          <table:table-cell table:formula="of:=[.$L$5]*[.I8] +(1-[.$L$5])/6" office:value-type="float" office:value="0.376666666666667" calcext:value-type="float">
            <text:p>0,376666666666667</text:p>
          </table:table-cell>
          <table:table-cell table:number-columns-repeated="8"/>
        </table:table-row>
        <table:table-row table:style-name="ro1">
          <table:table-cell/>
          <table:table-cell table:formula="of:=[.$L$5]*[.D9] +(1-[.$L$5])/6" office:value-type="float" office:value="0.0616666666666667" calcext:value-type="float">
            <text:p>0,0616666666666667</text:p>
          </table:table-cell>
          <table:table-cell table:formula="of:=[.$L$5]*[.E9] +(1-[.$L$5])/6" office:value-type="float" office:value="0.166666666666667" calcext:value-type="float">
            <text:p>0,166666666666667</text:p>
          </table:table-cell>
          <table:table-cell table:formula="of:=[.$L$5]*[.F9] +(1-[.$L$5])/6" office:value-type="float" office:value="0.0616666666666667" calcext:value-type="float">
            <text:p>0,0616666666666667</text:p>
          </table:table-cell>
          <table:table-cell table:formula="of:=[.$L$5]*[.G9] +(1-[.$L$5])/6" office:value-type="float" office:value="0.0616666666666667" calcext:value-type="float">
            <text:p>0,0616666666666667</text:p>
          </table:table-cell>
          <table:table-cell table:formula="of:=[.$L$5]*[.H9] +(1-[.$L$5])/6" office:value-type="float" office:value="0.0616666666666667" calcext:value-type="float">
            <text:p>0,0616666666666667</text:p>
          </table:table-cell>
          <table:table-cell table:formula="of:=[.$L$5]*[.I9] +(1-[.$L$5])/6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roximada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matriz términos independiente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coef </text:p>
          </table:table-cell>
          <table:table-cell table:number-columns-repeated="6"/>
          <table:table-cell office:value-type="string" calcext:value-type="string">
            <text:p>ind</text:p>
          </table:table-cell>
          <table:table-cell table:number-columns-repeated="6"/>
        </table:table-row>
        <table:table-row table:style-name="ro1">
          <table:table-cell/>
          <table:table-cell table:formula="of:=[.B25]-[.B37]" office:value-type="float" office:value="-0.938333333333333" calcext:value-type="float">
            <text:p>-0,938333333333333</text:p>
          </table:table-cell>
          <table:table-cell table:formula="of:=[.C25]-[.C37]" office:value-type="float" office:value="0.166666666666667" calcext:value-type="float">
            <text:p>0,166666666666667</text:p>
          </table:table-cell>
          <table:table-cell table:formula="of:=[.D25]-[.D37]" office:value-type="float" office:value="0.0616666666666667" calcext:value-type="float">
            <text:p>0,0616666666666667</text:p>
          </table:table-cell>
          <table:table-cell table:formula="of:=[.E25]-[.E37]" office:value-type="float" office:value="0.0616666666666667" calcext:value-type="float">
            <text:p>0,0616666666666667</text:p>
          </table:table-cell>
          <table:table-cell table:formula="of:=[.F25]-[.F37]" office:value-type="float" office:value="0.0616666666666667" calcext:value-type="float">
            <text:p>0,0616666666666667</text:p>
          </table:table-cell>
          <table:table-cell table:formula="of:=[.G25]-[.G37]" office:value-type="float" office:value="0.0616666666666667" calcext:value-type="float">
            <text:p>0,06166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6" table:formula="of:=[.B26]-[.B38]" office:value-type="float" office:value="0.376666666666667" calcext:value-type="float">
            <text:p>0,376666666666667</text:p>
          </table:table-cell>
          <table:table-cell table:style-name="ce16" table:formula="of:=[.C26]-[.C38]" office:value-type="float" office:value="-0.833333333333333" calcext:value-type="float">
            <text:p>-0,833333333333333</text:p>
          </table:table-cell>
          <table:table-cell table:style-name="ce16" table:formula="of:=[.D26]-[.D38]" office:value-type="float" office:value="0.691666666666667" calcext:value-type="float">
            <text:p>0,691666666666667</text:p>
          </table:table-cell>
          <table:table-cell table:style-name="ce16" table:formula="of:=[.E26]-[.E38]" office:value-type="float" office:value="0.0616666666666667" calcext:value-type="float">
            <text:p>0,0616666666666667</text:p>
          </table:table-cell>
          <table:table-cell table:style-name="ce16" table:formula="of:=[.F26]-[.F38]" office:value-type="float" office:value="0.0616666666666667" calcext:value-type="float">
            <text:p>0,0616666666666667</text:p>
          </table:table-cell>
          <table:table-cell table:style-name="ce16" table:formula="of:=[.G26]-[.G38]" office:value-type="float" office:value="0.0616666666666667" calcext:value-type="float">
            <text:p>0,061666666666666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6" table:formula="of:=[.B27]-[.B39]" office:value-type="float" office:value="0.0616666666666667" calcext:value-type="float">
            <text:p>0,0616666666666667</text:p>
          </table:table-cell>
          <table:table-cell table:style-name="ce16" table:formula="of:=[.C27]-[.C39]" office:value-type="float" office:value="0.166666666666667" calcext:value-type="float">
            <text:p>0,166666666666667</text:p>
          </table:table-cell>
          <table:table-cell table:style-name="ce16" table:formula="of:=[.D27]-[.D39]" office:value-type="float" office:value="-0.938333333333333" calcext:value-type="float">
            <text:p>-0,938333333333333</text:p>
          </table:table-cell>
          <table:table-cell table:style-name="ce16" table:formula="of:=[.E27]-[.E39]" office:value-type="float" office:value="0.691666666666667" calcext:value-type="float">
            <text:p>0,691666666666667</text:p>
          </table:table-cell>
          <table:table-cell table:style-name="ce16" table:formula="of:=[.F27]-[.F39]" office:value-type="float" office:value="0.691666666666667" calcext:value-type="float">
            <text:p>0,691666666666667</text:p>
          </table:table-cell>
          <table:table-cell table:style-name="ce16" table:formula="of:=[.G27]-[.G39]" office:value-type="float" office:value="0.376666666666667" calcext:value-type="float">
            <text:p>0,37666666666666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6" table:formula="of:=[.B28]-[.B40]" office:value-type="float" office:value="0.376666666666667" calcext:value-type="float">
            <text:p>0,376666666666667</text:p>
          </table:table-cell>
          <table:table-cell table:style-name="ce16" table:formula="of:=[.C28]-[.C40]" office:value-type="float" office:value="0.166666666666667" calcext:value-type="float">
            <text:p>0,166666666666667</text:p>
          </table:table-cell>
          <table:table-cell table:style-name="ce16" table:formula="of:=[.D28]-[.D40]" office:value-type="float" office:value="0.0616666666666667" calcext:value-type="float">
            <text:p>0,0616666666666667</text:p>
          </table:table-cell>
          <table:table-cell table:style-name="ce16" table:formula="of:=[.E28]-[.E40]" office:value-type="float" office:value="-0.938333333333333" calcext:value-type="float">
            <text:p>-0,938333333333333</text:p>
          </table:table-cell>
          <table:table-cell table:style-name="ce16" table:formula="of:=[.F28]-[.F40]" office:value-type="float" office:value="0.0616666666666667" calcext:value-type="float">
            <text:p>0,0616666666666667</text:p>
          </table:table-cell>
          <table:table-cell table:style-name="ce16" table:formula="of:=[.G28]-[.G40]" office:value-type="float" office:value="0.0616666666666667" calcext:value-type="float">
            <text:p>0,061666666666666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6" table:formula="of:=[.B29]-[.B41]" office:value-type="float" office:value="0.0616666666666667" calcext:value-type="float">
            <text:p>0,0616666666666667</text:p>
          </table:table-cell>
          <table:table-cell table:style-name="ce16" table:formula="of:=[.C29]-[.C41]" office:value-type="float" office:value="0.166666666666667" calcext:value-type="float">
            <text:p>0,166666666666667</text:p>
          </table:table-cell>
          <table:table-cell table:style-name="ce16" table:formula="of:=[.D29]-[.D41]" office:value-type="float" office:value="0.0616666666666667" calcext:value-type="float">
            <text:p>0,0616666666666667</text:p>
          </table:table-cell>
          <table:table-cell table:style-name="ce16" table:formula="of:=[.E29]-[.E41]" office:value-type="float" office:value="0.0616666666666667" calcext:value-type="float">
            <text:p>0,0616666666666667</text:p>
          </table:table-cell>
          <table:table-cell table:style-name="ce16" table:formula="of:=[.F29]-[.F41]" office:value-type="float" office:value="-0.938333333333333" calcext:value-type="float">
            <text:p>-0,938333333333333</text:p>
          </table:table-cell>
          <table:table-cell table:style-name="ce16" table:formula="of:=[.G29]-[.G41]" office:value-type="float" office:value="0.376666666666667" calcext:value-type="float">
            <text:p>0,376666666666667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16" table:formula="of:=[.B30]-[.B42]" office:value-type="float" office:value="0.0616666666666667" calcext:value-type="float">
            <text:p>0,0616666666666667</text:p>
          </table:table-cell>
          <table:table-cell table:style-name="ce16" table:formula="of:=[.C30]-[.C42]" office:value-type="float" office:value="0.166666666666667" calcext:value-type="float">
            <text:p>0,166666666666667</text:p>
          </table:table-cell>
          <table:table-cell table:style-name="ce16" table:formula="of:=[.D30]-[.D42]" office:value-type="float" office:value="0.0616666666666667" calcext:value-type="float">
            <text:p>0,0616666666666667</text:p>
          </table:table-cell>
          <table:table-cell table:style-name="ce16" table:formula="of:=[.E30]-[.E42]" office:value-type="float" office:value="0.0616666666666667" calcext:value-type="float">
            <text:p>0,0616666666666667</text:p>
          </table:table-cell>
          <table:table-cell table:style-name="ce16" table:formula="of:=[.F30]-[.F42]" office:value-type="float" office:value="0.0616666666666667" calcext:value-type="float">
            <text:p>0,0616666666666667</text:p>
          </table:table-cell>
          <table:table-cell table:style-name="ce16" table:formula="of:=[.G30]-[.G42]" office:value-type="float" office:value="-0.938333333333333" calcext:value-type="float">
            <text:p>-0,93833333333333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6" table:style-name="ce16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det=</text:p>
          </table:table-cell>
          <table:table-cell table:style-name="ce16" table:formula="of:=MDETERM([.B47:.G52])" office:value-type="float" office:value="1.7981995" calcext:value-type="float">
            <text:p>1,7981995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ol</text:p>
          </table:table-cell>
          <table:table-cell office:value-type="string" calcext:value-type="string">
            <text:p>deja la carrera</text:p>
          </table:table-cell>
          <table:table-cell/>
          <table:table-cell office:value-type="string" calcext:value-type="string">
            <text:p>solución aproximada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matrix-columns-spanned="6" table:number-matrix-rows-spanned="6" table:formula="of:=MINVERSE([.B47:.G52])" office:value-type="float" office:value="0.911627019137754" calcext:value-type="float">
            <text:p>0,911627019137754</text:p>
          </table:table-cell>
          <table:table-cell office:value-type="float" office:value="0.97001876043231" calcext:value-type="float">
            <text:p>0,97001876043231</text:p>
          </table:table-cell>
          <table:table-cell office:value-type="float" office:value="1.00680555744788" calcext:value-type="float">
            <text:p>1,00680555744788</text:p>
          </table:table-cell>
          <table:table-cell office:value-type="float" office:value="1.00680555744788" calcext:value-type="float">
            <text:p>1,00680555744788</text:p>
          </table:table-cell>
          <table:table-cell office:value-type="float" office:value="1.01839339850779" calcext:value-type="float">
            <text:p>1,01839339850779</text:p>
          </table:table-cell>
          <table:table-cell office:value-type="float" office:value="0.0926853036421524" calcext:value-type="float">
            <text:p>0,0926853036421524</text:p>
          </table:table-cell>
          <table:table-cell/>
          <table:table-cell table:style-name="ce19" table:number-matrix-columns-spanned="1" table:number-matrix-rows-spanned="6" table:formula="of:=MMULT([.B59:.G64];[.I47:.I52])" office:value-type="float" office:value="0.0926853036421524" calcext:value-type="float">
            <text:p>0,0926853036421524</text:p>
          </table:table-cell>
          <table:table-cell table:number-columns-repeated="2"/>
          <table:table-cell office:value-type="float" office:value="9.2690411939843" calcext:value-type="float">
            <text:p>9,2690411939843</text:p>
          </table:table-cell>
          <table:table-cell/>
          <table:table-cell office:value-type="string" calcext:value-type="string">
            <text:p>es la misma solución solo que una está multiplicada por 100</text:p>
          </table:table-cell>
          <table:table-cell/>
        </table:table-row>
        <table:table-row table:style-name="ro1">
          <table:table-cell/>
          <table:table-cell office:value-type="float" office:value="-0.841647436783294" calcext:value-type="float">
            <text:p>-0,841647436783294</text:p>
          </table:table-cell>
          <table:table-cell office:value-type="float" office:value="-0.285535614930379" calcext:value-type="float">
            <text:p>-0,285535614930379</text:p>
          </table:table-cell>
          <table:table-cell office:value-type="float" office:value="0.0648148328369572" calcext:value-type="float">
            <text:p>0,0648148328369572</text:p>
          </table:table-cell>
          <table:table-cell office:value-type="float" office:value="0.0648148328369572" calcext:value-type="float">
            <text:p>0,0648148328369572</text:p>
          </table:table-cell>
          <table:table-cell office:value-type="float" office:value="0.175175223883668" calcext:value-type="float">
            <text:p>0,175175223883668</text:p>
          </table:table-cell>
          <table:table-cell office:value-type="float" office:value="0.295415590242721" calcext:value-type="float">
            <text:p>0,295415590242721</text:p>
          </table:table-cell>
          <table:table-cell/>
          <table:table-cell table:style-name="ce19" office:value-type="float" office:value="0.295415590242721" calcext:value-type="float">
            <text:p>0,295415590242721</text:p>
          </table:table-cell>
          <table:table-cell table:number-columns-repeated="2"/>
          <table:table-cell office:value-type="float" office:value="29.5487599630199" calcext:value-type="float">
            <text:p>29,5487599630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41856618245084" calcext:value-type="float">
            <text:p>-0,0641856618245084</text:p>
          </table:table-cell>
          <table:table-cell office:value-type="float" office:value="-0.890651245871217" calcext:value-type="float">
            <text:p>-0,890651245871217</text:p>
          </table:table-cell>
          <table:table-cell office:value-type="float" office:value="-0.411324563820644" calcext:value-type="float">
            <text:p>-0,411324563820644</text:p>
          </table:table-cell>
          <table:table-cell office:value-type="float" office:value="-0.411324563820644" calcext:value-type="float">
            <text:p>-0,411324563820644</text:p>
          </table:table-cell>
          <table:table-cell office:value-type="float" office:value="-0.260336658974713" calcext:value-type="float">
            <text:p>-0,260336658974713</text:p>
          </table:table-cell>
          <table:table-cell office:value-type="float" office:value="0.275451453894113" calcext:value-type="float">
            <text:p>0,275451453894113</text:p>
          </table:table-cell>
          <table:table-cell/>
          <table:table-cell table:style-name="ce19" office:value-type="float" office:value="0.275451453894113" calcext:value-type="float">
            <text:p>0,275451453894113</text:p>
          </table:table-cell>
          <table:table-cell table:number-columns-repeated="2"/>
          <table:table-cell office:value-type="float" office:value="27.5394838524897" calcext:value-type="float">
            <text:p>27,5394838524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8789530166147" calcext:value-type="float">
            <text:p>0,198789530166147</text:p>
          </table:table-cell>
          <table:table-cell office:value-type="float" office:value="0.275574669968488" calcext:value-type="float">
            <text:p>0,275574669968488</text:p>
          </table:table-cell>
          <table:table-cell office:value-type="float" office:value="-0.676050691956037" calcext:value-type="float">
            <text:p>-0,676050691956037</text:p>
          </table:table-cell>
          <table:table-cell office:value-type="float" office:value="0.323949308043963" calcext:value-type="float">
            <text:p>0,323949308043963</text:p>
          </table:table-cell>
          <table:table-cell office:value-type="float" office:value="0.339187319037738" calcext:value-type="float">
            <text:p>0,339187319037738</text:p>
          </table:table-cell>
          <table:table-cell office:value-type="float" office:value="0.12188117428943" calcext:value-type="float">
            <text:p>0,12188117428943</text:p>
          </table:table-cell>
          <table:table-cell/>
          <table:table-cell table:style-name="ce19" office:value-type="float" office:value="0.12188117428943" calcext:value-type="float">
            <text:p>0,12188117428943</text:p>
          </table:table-cell>
          <table:table-cell table:number-columns-repeated="2"/>
          <table:table-cell office:value-type="float" office:value="12.1868368982609" calcext:value-type="float">
            <text:p>12,1868368982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16210469833853" calcext:value-type="float">
            <text:p>-0,116210469833853</text:p>
          </table:table-cell>
          <table:table-cell office:value-type="float" office:value="-0.0394253300315121" calcext:value-type="float">
            <text:p>-0,0394253300315121</text:p>
          </table:table-cell>
          <table:table-cell office:value-type="float" office:value="0.00894930804396286" calcext:value-type="float">
            <text:p>0,00894930804396286</text:p>
          </table:table-cell>
          <table:table-cell office:value-type="float" office:value="-0.991050691956037" calcext:value-type="float">
            <text:p>-0,991050691956037</text:p>
          </table:table-cell>
          <table:table-cell office:value-type="float" office:value="-0.290812680962263" calcext:value-type="float">
            <text:p>-0,290812680962263</text:p>
          </table:table-cell>
          <table:table-cell office:value-type="float" office:value="0.12188117428943" calcext:value-type="float">
            <text:p>0,12188117428943</text:p>
          </table:table-cell>
          <table:table-cell/>
          <table:table-cell table:style-name="ce19" office:value-type="float" office:value="0.12188117428943" calcext:value-type="float">
            <text:p>0,12188117428943</text:p>
          </table:table-cell>
          <table:table-cell table:number-columns-repeated="2"/>
          <table:table-cell office:value-type="float" office:value="12.1868368982609" calcext:value-type="float">
            <text:p>12,1868368982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883729808622458" calcext:value-type="float">
            <text:p>-0,0883729808622458</text:p>
          </table:table-cell>
          <table:table-cell office:value-type="float" office:value="-0.0299812395676898" calcext:value-type="float">
            <text:p>-0,0299812395676898</text:p>
          </table:table-cell>
          <table:table-cell office:value-type="float" office:value="0.0068055574478805" calcext:value-type="float">
            <text:p>0,0068055574478805</text:p>
          </table:table-cell>
          <table:table-cell office:value-type="float" office:value="0.00680555744788051" calcext:value-type="float">
            <text:p>0,00680555744788051</text:p>
          </table:table-cell>
          <table:table-cell office:value-type="float" office:value="-0.981606601492215" calcext:value-type="float">
            <text:p>-0,981606601492215</text:p>
          </table:table-cell>
          <table:table-cell office:value-type="float" office:value="0.0926853036421524" calcext:value-type="float">
            <text:p>0,0926853036421524</text:p>
          </table:table-cell>
          <table:table-cell/>
          <table:table-cell table:style-name="ce19" office:value-type="float" office:value="0.0926853036421524" calcext:value-type="float">
            <text:p>0,0926853036421524</text:p>
          </table:table-cell>
          <table:table-cell table:number-columns-repeated="2"/>
          <table:table-cell office:value-type="float" office:value="9.2690411939843" calcext:value-type="float">
            <text:p>9,269041193984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sta busacndo la distribucion estabñe</text:p>
          </table:table-cell>
          <table:table-cell table:number-columns-repeated="6"/>
          <table:table-cell table:style-name="ce19" office:value-type="string" calcext:value-type="string">
            <text:p>esta es la sol exacta</text:p>
          </table:table-cell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aproximad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riz de googl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616666666666667" calcext:value-type="float">
            <text:p>0,061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4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76666666666667" calcext:value-type="float">
            <text:p>0,376666666666667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691666666666667" calcext:value-type="float">
            <text:p>0,691666666666667</text:p>
          </table:table-cell>
          <table:table-cell table:number-columns-repeated="3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16666666666667" calcext:value-type="float">
            <text:p>0,0616666666666667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616666666666667" calcext:value-type="float">
            <text:p>0,0616666666666667</text:p>
          </table:table-cell>
          <table:table-cell table:number-columns-repeated="2" office:value-type="float" office:value="0.691666666666667" calcext:value-type="float">
            <text:p>0,691666666666667</text:p>
          </table:table-cell>
          <table:table-cell office:value-type="float" office:value="0.376666666666667" calcext:value-type="float">
            <text:p>0,376666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376666666666667" calcext:value-type="float">
            <text:p>0,37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4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16666666666667" calcext:value-type="float">
            <text:p>0,061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 office:value-type="float" office:value="0.0616666666666667" calcext:value-type="float">
            <text:p>0,0616666666666667</text:p>
          </table:table-cell>
          <table:table-cell office:value-type="float" office:value="0.376666666666667" calcext:value-type="float">
            <text:p>0,376666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16666666666667" calcext:value-type="float">
            <text:p>0,061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4" office:value-type="float" office:value="0.0616666666666667" calcext:value-type="float">
            <text:p>0,061666666666666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matrix-columns-spanned="1" table:number-matrix-rows-spanned="6" table:formula="of:=MMULT([.$B$69:.$G$74];[.B76:.B81])" office:value-type="float" office:value="6.16666666666667" calcext:value-type="float">
            <text:p>6,16666666666667</text:p>
          </table:table-cell>
          <table:table-cell table:number-matrix-columns-spanned="1" table:number-matrix-rows-spanned="6" table:formula="of:=MMULT([.$B$69:.$G$74];[.C76:.C81])" office:value-type="float" office:value="10.1216666666667" calcext:value-type="float">
            <text:p>10,1216666666667</text:p>
          </table:table-cell>
          <table:table-cell table:number-matrix-columns-spanned="1" table:number-matrix-rows-spanned="6" table:formula="of:=MMULT([.$B$69:.$G$74];[.D76:.D81])" office:value-type="float" office:value="7.84132916666667" calcext:value-type="float">
            <text:p>7,84132916666667</text:p>
          </table:table-cell>
          <table:table-cell table:number-matrix-columns-spanned="1" table:number-matrix-rows-spanned="6" table:formula="of:=MMULT([.$B$69:.$G$74];[.E76:.E81])" office:value-type="float" office:value="9.94955722916667" calcext:value-type="float">
            <text:p>9,94955722916667</text:p>
          </table:table-cell>
          <table:table-cell table:number-matrix-columns-spanned="1" table:number-matrix-rows-spanned="6" table:formula="of:=MMULT([.$B$69:.$G$74];[.F76:.F81])" office:value-type="float" office:value="9.20586998854166" calcext:value-type="float">
            <text:p>9,20586998854166</text:p>
          </table:table-cell>
          <table:table-cell table:number-matrix-columns-spanned="1" table:number-matrix-rows-spanned="6" table:formula="of:=MMULT([.$B$69:.$G$74];[.G76:.G81])" office:value-type="float" office:value="9.20323021284323" calcext:value-type="float">
            <text:p>9,20323021284323</text:p>
          </table:table-cell>
          <table:table-cell table:number-matrix-columns-spanned="1" table:number-matrix-rows-spanned="6" table:formula="of:=MMULT([.$B$69:.$G$74];[.H76:.H81])" office:value-type="float" office:value="9.28893893307995" calcext:value-type="float">
            <text:p>9,28893893307995</text:p>
          </table:table-cell>
          <table:table-cell table:number-matrix-columns-spanned="1" table:number-matrix-rows-spanned="6" table:formula="of:=MMULT([.$B$69:.$G$74];[.I76:.I81])" office:value-type="float" office:value="9.27554582293368" calcext:value-type="float">
            <text:p>9,27554582293368</text:p>
          </table:table-cell>
          <table:table-cell table:number-matrix-columns-spanned="1" table:number-matrix-rows-spanned="6" table:formula="of:=MMULT([.$B$69:.$G$74];[.J76:.J81])" office:value-type="float" office:value="9.26284350564001" calcext:value-type="float">
            <text:p>9,26284350564001</text:p>
          </table:table-cell>
          <table:table-cell table:number-matrix-columns-spanned="1" table:number-matrix-rows-spanned="6" table:formula="of:=MMULT([.$B$69:.$G$74];[.K76:.K81])" office:value-type="float" office:value="9.2690411939843" calcext:value-type="float">
            <text:p>9,2690411939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6666666666667" calcext:value-type="float">
            <text:p>37,6666666666667</text:p>
          </table:table-cell>
          <table:table-cell office:value-type="float" office:value="15.9491666666667" calcext:value-type="float">
            <text:p>15,9491666666667</text:p>
          </table:table-cell>
          <table:table-cell office:value-type="float" office:value="36.0275291666667" calcext:value-type="float">
            <text:p>36,0275291666667</text:p>
          </table:table-cell>
          <table:table-cell office:value-type="float" office:value="28.9447935416667" calcext:value-type="float">
            <text:p>28,9447935416667</text:p>
          </table:table-cell>
          <table:table-cell office:value-type="float" office:value="28.9196528207292" calcext:value-type="float">
            <text:p>28,9196528207292</text:p>
          </table:table-cell>
          <table:table-cell office:value-type="float" office:value="29.7359263467932" calcext:value-type="float">
            <text:p>29,7359263467932</text:p>
          </table:table-cell>
          <table:table-cell office:value-type="float" office:value="29.6083729168287" calcext:value-type="float">
            <text:p>29,6083729168287</text:p>
          </table:table-cell>
          <table:table-cell office:value-type="float" office:value="29.4873984664128" calcext:value-type="float">
            <text:p>29,4873984664128</text:p>
          </table:table-cell>
          <table:table-cell office:value-type="float" office:value="29.5464240696917" calcext:value-type="float">
            <text:p>29,5464240696917</text:p>
          </table:table-cell>
          <table:table-cell office:value-type="float" office:value="29.5487599630199" calcext:value-type="float">
            <text:p>29,5487599630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16666666666667" calcext:value-type="float">
            <text:p>6,16666666666667</text:p>
          </table:table-cell>
          <table:table-cell office:value-type="float" office:value="39.6791666666667" calcext:value-type="float">
            <text:p>39,6791666666667</text:p>
          </table:table-cell>
          <table:table-cell office:value-type="float" office:value="26.2305041666667" calcext:value-type="float">
            <text:p>26,2305041666667</text:p>
          </table:table-cell>
          <table:table-cell office:value-type="float" office:value="26.3169401666667" calcext:value-type="float">
            <text:p>26,3169401666667</text:p>
          </table:table-cell>
          <table:table-cell office:value-type="float" office:value="27.9886461707292" calcext:value-type="float">
            <text:p>27,9886461707292</text:p>
          </table:table-cell>
          <table:table-cell office:value-type="float" office:value="27.6514547090526" calcext:value-type="float">
            <text:p>27,6514547090526</text:p>
          </table:table-cell>
          <table:table-cell office:value-type="float" office:value="27.4378363167602" calcext:value-type="float">
            <text:p>27,4378363167602</text:p>
          </table:table-cell>
          <table:table-cell office:value-type="float" office:value="27.5583867140121" calcext:value-type="float">
            <text:p>27,5583867140121</text:p>
          </table:table-cell>
          <table:table-cell office:value-type="float" office:value="27.5586080393" calcext:value-type="float">
            <text:p>27,5586080393</text:p>
          </table:table-cell>
          <table:table-cell office:value-type="float" office:value="27.5394838524897" calcext:value-type="float">
            <text:p>27,5394838524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7.6666666666667" calcext:value-type="float">
            <text:p>37,6666666666667</text:p>
          </table:table-cell>
          <table:table-cell office:value-type="float" office:value="12.0641666666667" calcext:value-type="float">
            <text:p>12,0641666666667</text:p>
          </table:table-cell>
          <table:table-cell office:value-type="float" office:value="11.0296541666667" calcext:value-type="float">
            <text:p>11,0296541666667</text:p>
          </table:table-cell>
          <table:table-cell office:value-type="float" office:value="12.4195759166667" calcext:value-type="float">
            <text:p>12,4195759166667</text:p>
          </table:table-cell>
          <table:table-cell office:value-type="float" office:value="12.3399805157292" calcext:value-type="float">
            <text:p>12,3399805157292</text:p>
          </table:table-cell>
          <table:table-cell office:value-type="float" office:value="12.1030792592339" calcext:value-type="float">
            <text:p>12,1030792592339</text:p>
          </table:table-cell>
          <table:table-cell office:value-type="float" office:value="12.1879564501256" calcext:value-type="float">
            <text:p>12,1879564501256</text:p>
          </table:table-cell>
          <table:table-cell office:value-type="float" office:value="12.2015615868539" calcext:value-type="float">
            <text:p>12,2015615868539</text:p>
          </table:table-cell>
          <table:table-cell office:value-type="float" office:value="12.1846404398641" calcext:value-type="float">
            <text:p>12,1846404398641</text:p>
          </table:table-cell>
          <table:table-cell office:value-type="float" office:value="12.1868368982609" calcext:value-type="float">
            <text:p>12,1868368982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16666666666667" calcext:value-type="float">
            <text:p>6,16666666666667</text:p>
          </table:table-cell>
          <table:table-cell office:value-type="float" office:value="12.0641666666667" calcext:value-type="float">
            <text:p>12,0641666666667</text:p>
          </table:table-cell>
          <table:table-cell office:value-type="float" office:value="11.0296541666667" calcext:value-type="float">
            <text:p>11,0296541666667</text:p>
          </table:table-cell>
          <table:table-cell office:value-type="float" office:value="12.4195759166667" calcext:value-type="float">
            <text:p>12,4195759166667</text:p>
          </table:table-cell>
          <table:table-cell office:value-type="float" office:value="12.3399805157292" calcext:value-type="float">
            <text:p>12,3399805157292</text:p>
          </table:table-cell>
          <table:table-cell office:value-type="float" office:value="12.1030792592339" calcext:value-type="float">
            <text:p>12,1030792592339</text:p>
          </table:table-cell>
          <table:table-cell office:value-type="float" office:value="12.1879564501256" calcext:value-type="float">
            <text:p>12,1879564501256</text:p>
          </table:table-cell>
          <table:table-cell office:value-type="float" office:value="12.2015615868539" calcext:value-type="float">
            <text:p>12,2015615868539</text:p>
          </table:table-cell>
          <table:table-cell office:value-type="float" office:value="12.1846404398641" calcext:value-type="float">
            <text:p>12,1846404398641</text:p>
          </table:table-cell>
          <table:table-cell office:value-type="float" office:value="12.1868368982609" calcext:value-type="float">
            <text:p>12,1868368982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.16666666666667" calcext:value-type="float">
            <text:p>6,16666666666667</text:p>
          </table:table-cell>
          <table:table-cell office:value-type="float" office:value="10.1216666666667" calcext:value-type="float">
            <text:p>10,1216666666667</text:p>
          </table:table-cell>
          <table:table-cell office:value-type="float" office:value="7.84132916666667" calcext:value-type="float">
            <text:p>7,84132916666667</text:p>
          </table:table-cell>
          <table:table-cell office:value-type="float" office:value="9.94955722916667" calcext:value-type="float">
            <text:p>9,94955722916667</text:p>
          </table:table-cell>
          <table:table-cell office:value-type="float" office:value="9.20586998854166" calcext:value-type="float">
            <text:p>9,20586998854166</text:p>
          </table:table-cell>
          <table:table-cell office:value-type="float" office:value="9.20323021284323" calcext:value-type="float">
            <text:p>9,20323021284323</text:p>
          </table:table-cell>
          <table:table-cell office:value-type="float" office:value="9.28893893307995" calcext:value-type="float">
            <text:p>9,28893893307995</text:p>
          </table:table-cell>
          <table:table-cell office:value-type="float" office:value="9.27554582293368" calcext:value-type="float">
            <text:p>9,27554582293368</text:p>
          </table:table-cell>
          <table:table-cell office:value-type="float" office:value="9.26284350564001" calcext:value-type="float">
            <text:p>9,26284350564001</text:p>
          </table:table-cell>
          <table:table-cell office:value-type="float" office:value="9.2690411939843" calcext:value-type="float">
            <text:p>9,2690411939843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 cambios los datos iniciales seguimos teniendo los mismos porcentajes, entonces es estab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uando tengo 10 millones de páginas es mejor el aproximado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DELO DE LEONTIEF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5"/>
          <table:table-cell table:style-name="ce15" office:value-type="string" calcext:value-type="string">
            <text:p>Empresa 1</text:p>
          </table:table-cell>
          <table:table-cell table:style-name="ce15" office:value-type="string" calcext:value-type="string">
            <text:p>Empresa 2</text:p>
          </table:table-cell>
          <table:table-cell table:style-name="ce15" office:value-type="string" calcext:value-type="string">
            <text:p>Empresa 3</text:p>
          </table:table-cell>
          <table:table-cell table:style-name="ce15" office:value-type="string" calcext:value-type="string">
            <text:p>Empresa 4</text:p>
          </table:table-cell>
          <table:table-cell table:style-name="ce15" office:value-type="string" calcext:value-type="string">
            <text:p>Empresa 5</text:p>
          </table:table-cell>
          <table:table-cell table:style-name="ce15" office:value-type="string" calcext:value-type="string">
            <text:p>demanda externa</text:p>
          </table:table-cell>
          <table:table-cell office:value-type="string" calcext:value-type="string">
            <text:p>TOTAL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Empresa 1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00" calcext:value-type="float">
            <text:p>1500</text:p>
          </table:table-cell>
          <table:table-cell table:formula="of:=SUM([.B92:.G92])"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Empresa 2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500" calcext:value-type="float">
            <text:p>3500</text:p>
          </table:table-cell>
          <table:table-cell table:formula="of:=SUM([.B93:.G93])" office:value-type="float" office:value="4004" calcext:value-type="float">
            <text:p>4004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Empresa 3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000" calcext:value-type="float">
            <text:p>2000</text:p>
          </table:table-cell>
          <table:table-cell table:formula="of:=SUM([.B94:.G94])" office:value-type="float" office:value="2822" calcext:value-type="float">
            <text:p>2822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Empresa 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400" calcext:value-type="float">
            <text:p>1400</text:p>
          </table:table-cell>
          <table:table-cell table:formula="of:=SUM([.B95:.G95])"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Empresa 5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300" calcext:value-type="float">
            <text:p>2300</text:p>
          </table:table-cell>
          <table:table-cell table:formula="of:=SUM([.B96:.G96])" office:value-type="float" office:value="2775" calcext:value-type="float">
            <text:p>2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1-total2=otros</text:p>
          </table:table-cell>
          <table:table-cell table:formula="of:=[.H92]-[.B98]" office:value-type="float" office:value="830" calcext:value-type="float">
            <text:p>830</text:p>
          </table:table-cell>
          <table:table-cell table:formula="of:=[.H93]-[.C98]" office:value-type="float" office:value="3450" calcext:value-type="float">
            <text:p>3450</text:p>
          </table:table-cell>
          <table:table-cell table:formula="of:=[.H94]-[.D98]" office:value-type="float" office:value="2531" calcext:value-type="float">
            <text:p>2531</text:p>
          </table:table-cell>
          <table:table-cell table:formula="of:=[.H95]-[.E98]" office:value-type="float" office:value="1214" calcext:value-type="float">
            <text:p>1214</text:p>
          </table:table-cell>
          <table:table-cell table:formula="of:=[.H96]-[.B11]"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2</text:p>
          </table:table-cell>
          <table:table-cell table:formula="of:=SUM([.B92:.B96])" office:value-type="float" office:value="1230" calcext:value-type="float">
            <text:p>1230</text:p>
          </table:table-cell>
          <table:table-cell table:formula="of:=SUM([.C92:.C96])" office:value-type="float" office:value="554" calcext:value-type="float">
            <text:p>554</text:p>
          </table:table-cell>
          <table:table-cell table:formula="of:=SUM([.D92:.D96])" office:value-type="float" office:value="291" calcext:value-type="float">
            <text:p>291</text:p>
          </table:table-cell>
          <table:table-cell table:formula="of:=SUM([.E92:.E96])" office:value-type="float" office:value="790" calcext:value-type="float">
            <text:p>790</text:p>
          </table:table-cell>
          <table:table-cell table:formula="of:=SUM([.F92:.F96])" office:value-type="float" office:value="100" calcext:value-type="float">
            <text:p>100</text:p>
          </table:table-cell>
          <table:table-cell table:formula="of:=SUM([.G92:.G96])" office:value-type="float" office:value="10700" calcext:value-type="float">
            <text:p>1070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¿Que pasará según el modelo si al demanda externa cambia?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8" office:value-type="string" calcext:value-type="string">
            <text:p>Empresa 1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Empresa 2</text:p>
          </table:table-cell>
          <table:table-cell table:style-name="ce18"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Empresa 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Empresa 4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/>
          <table:table-cell table:style-name="ce18" office:value-type="string" calcext:value-type="string">
            <text:p>Empresa 5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ATRIZ TECNOLÓGICA</text:p>
          </table:table-cell>
          <table:table-cell table:number-columns-repeated="13"/>
        </table:table-row>
        <table:table-row table:style-name="ro1">
          <table:table-cell/>
          <table:table-cell table:formula="of:=[.B92]/[.$H$92]" office:value-type="float" office:value="0.145631067961165" calcext:value-type="float">
            <text:p>0,145631067961165</text:p>
          </table:table-cell>
          <table:table-cell table:formula="of:=[.C92]/[.$H$92]" office:value-type="float" office:value="0" calcext:value-type="float">
            <text:p>0</text:p>
          </table:table-cell>
          <table:table-cell table:formula="of:=[.D92]/[.$H$92]" office:value-type="float" office:value="0.0970873786407767" calcext:value-type="float">
            <text:p>0,0970873786407767</text:p>
          </table:table-cell>
          <table:table-cell table:formula="of:=-[.E92]/[.$H$92]" office:value-type="float" office:value="-0.0242718446601942" calcext:value-type="float">
            <text:p>-0,0242718446601942</text:p>
          </table:table-cell>
          <table:table-cell table:formula="of:=-[.F92]/[.$H$92]" office:value-type="float" office:value="-0.00485436893203883" calcext:value-type="float">
            <text:p>-0,00485436893203883</text:p>
          </table:table-cell>
          <table:table-cell table:number-columns-repeated="9"/>
        </table:table-row>
        <table:table-row table:style-name="ro1">
          <table:table-cell/>
          <table:table-cell table:formula="of:=[.B93]/[.$H$92]" office:value-type="float" office:value="0.0970873786407767" calcext:value-type="float">
            <text:p>0,0970873786407767</text:p>
          </table:table-cell>
          <table:table-cell table:formula="of:=[.C93]/[.$H$92]" office:value-type="float" office:value="0.00194174757281553" calcext:value-type="float">
            <text:p>0,00194174757281553</text:p>
          </table:table-cell>
          <table:table-cell table:formula="of:=[.D93]/[.$H$92]" office:value-type="float" office:value="0" calcext:value-type="float">
            <text:p>0</text:p>
          </table:table-cell>
          <table:table-cell table:formula="of:=-[.E93]/[.$H$92]" office:value-type="float" office:value="-0.145631067961165" calcext:value-type="float">
            <text:p>-0,145631067961165</text:p>
          </table:table-cell>
          <table:table-cell table:formula="of:=-[.F93]/[.$H$92]" office:value-type="float" office:value="-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formula="of:=[.B94]/[.$H$92]" office:value-type="float" office:value="0.145631067961165" calcext:value-type="float">
            <text:p>0,145631067961165</text:p>
          </table:table-cell>
          <table:table-cell table:formula="of:=[.C94]/[.$H$92]" office:value-type="float" office:value="0.116504854368932" calcext:value-type="float">
            <text:p>0,116504854368932</text:p>
          </table:table-cell>
          <table:table-cell table:formula="of:=[.D94]/[.$H$92]" office:value-type="float" office:value="0.0106796116504854" calcext:value-type="float">
            <text:p>0,0106796116504854</text:p>
          </table:table-cell>
          <table:table-cell table:formula="of:=-[.E94]/[.$H$92]" office:value-type="float" office:value="-0.116504854368932" calcext:value-type="float">
            <text:p>-0,116504854368932</text:p>
          </table:table-cell>
          <table:table-cell table:formula="of:=-[.F94]/[.$H$92]" office:value-type="float" office:value="-0.00970873786407767" calcext:value-type="float">
            <text:p>-0,00970873786407767</text:p>
          </table:table-cell>
          <table:table-cell table:number-columns-repeated="9"/>
        </table:table-row>
        <table:table-row table:style-name="ro1">
          <table:table-cell/>
          <table:table-cell table:formula="of:=[.B95]/[.$H$92]" office:value-type="float" office:value="0.0145631067961165" calcext:value-type="float">
            <text:p>0,0145631067961165</text:p>
          </table:table-cell>
          <table:table-cell table:formula="of:=[.C95]/[.$H$92]" office:value-type="float" office:value="0.145631067961165" calcext:value-type="float">
            <text:p>0,145631067961165</text:p>
          </table:table-cell>
          <table:table-cell table:formula="of:=-[.D95]/[.$H$92]" office:value-type="float" office:value="-0.016504854368932" calcext:value-type="float">
            <text:p>-0,016504854368932</text:p>
          </table:table-cell>
          <table:table-cell table:formula="of:=1-[.E95]/[.$H$92]" office:value-type="float" office:value="0.902912621359223" calcext:value-type="float">
            <text:p>0,902912621359223</text:p>
          </table:table-cell>
          <table:table-cell table:formula="of:=-[.F95]/[.$H$92]" office:value-type="float" office:value="-0.0194174757281553" calcext:value-type="float">
            <text:p>-0,0194174757281553</text:p>
          </table:table-cell>
          <table:table-cell table:number-columns-repeated="9"/>
        </table:table-row>
        <table:table-row table:style-name="ro1">
          <table:table-cell/>
          <table:table-cell table:formula="of:=[.B96]/[.$H$92]" office:value-type="float" office:value="0.194174757281553" calcext:value-type="float">
            <text:p>0,194174757281553</text:p>
          </table:table-cell>
          <table:table-cell table:formula="of:=[.C96]/[.$H$92]" office:value-type="float" office:value="0.00485436893203883" calcext:value-type="float">
            <text:p>0,00485436893203883</text:p>
          </table:table-cell>
          <table:table-cell table:formula="of:=-[.D96]/[.$H$92]" office:value-type="float" office:value="-0.0169902912621359" calcext:value-type="float">
            <text:p>-0,0169902912621359</text:p>
          </table:table-cell>
          <table:table-cell table:formula="of:=[.E96]/[.$H$92]" office:value-type="float" office:value="0" calcext:value-type="float">
            <text:p>0</text:p>
          </table:table-cell>
          <table:table-cell table:formula="of:=1-[.F96]/[.$H$92]" office:value-type="float" office:value="0.985436893203883" calcext:value-type="float">
            <text:p>0,985436893203883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uma de las filas</text:p>
          </table:table-cell>
          <table:table-cell table:formula="of:=SUM([.B111:.B115])" office:value-type="float" office:value="0.597087378640777" calcext:value-type="float">
            <text:p>0,597087378640777</text:p>
          </table:table-cell>
          <table:table-cell table:formula="of:=SUM([.C111:.C115])" office:value-type="float" office:value="0.268932038834951" calcext:value-type="float">
            <text:p>0,268932038834951</text:p>
          </table:table-cell>
          <table:table-cell table:formula="of:=SUM([.D111:.D115])" office:value-type="float" office:value="0.0742718446601942" calcext:value-type="float">
            <text:p>0,0742718446601942</text:p>
          </table:table-cell>
          <table:table-cell table:formula="of:=SUM([.E111:.E115])" office:value-type="float" office:value="0.616504854368932" calcext:value-type="float">
            <text:p>0,616504854368932</text:p>
          </table:table-cell>
          <table:table-cell table:formula="of:=SUM([.F111:.F115])" office:value-type="float" office:value="0.951456310679612" calcext:value-type="float">
            <text:p>0,951456310679612</text:p>
          </table:table-cell>
          <table:table-cell office:value-type="string" calcext:value-type="string">
            <text:p>todas sn menores que uno, luego el radio espectral es menor que un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dentidad -matriz tecnológic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formula="of:=1-0.145631067961165" office:value-type="float" office:value="0.854368932038835" calcext:value-type="float">
            <text:p>0,854368932038835</text:p>
          </table:table-cell>
          <table:table-cell office:value-type="float" office:value="0" calcext:value-type="float">
            <text:p>0</text:p>
          </table:table-cell>
          <table:table-cell office:value-type="float" office:value="-0.0970873786407767" calcext:value-type="float">
            <text:p>-0,0970873786407767</text:p>
          </table:table-cell>
          <table:table-cell office:value-type="float" office:value="0.0242718446601942" calcext:value-type="float">
            <text:p>0,0242718446601942</text:p>
          </table:table-cell>
          <table:table-cell office:value-type="float" office:value="0.00485436893203883" calcext:value-type="float">
            <text:p>0,004854368932038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970873786407767" calcext:value-type="float">
            <text:p>-0,0970873786407767</text:p>
          </table:table-cell>
          <table:table-cell table:formula="of:=1-0.00194174757281553" office:value-type="float" office:value="0.998058252427184" calcext:value-type="float">
            <text:p>0,998058252427184</text:p>
          </table:table-cell>
          <table:table-cell office:value-type="float" office:value="0" calcext:value-type="float">
            <text:p>0</text:p>
          </table:table-cell>
          <table:table-cell office:value-type="float" office:value="0.145631067961165" calcext:value-type="float">
            <text:p>0,145631067961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45631067961165" calcext:value-type="float">
            <text:p>-0,145631067961165</text:p>
          </table:table-cell>
          <table:table-cell office:value-type="float" office:value="-0.116504854368932" calcext:value-type="float">
            <text:p>-0,116504854368932</text:p>
          </table:table-cell>
          <table:table-cell table:formula="of:=1-0.0106796116504854" office:value-type="float" office:value="0.989320388349515" calcext:value-type="float">
            <text:p>0,989320388349515</text:p>
          </table:table-cell>
          <table:table-cell office:value-type="float" office:value="0.116504854368932" calcext:value-type="float">
            <text:p>0,116504854368932</text:p>
          </table:table-cell>
          <table:table-cell office:value-type="float" office:value="0.00970873786407767" calcext:value-type="float">
            <text:p>0,00970873786407767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145631067961165" calcext:value-type="float">
            <text:p>-0,0145631067961165</text:p>
          </table:table-cell>
          <table:table-cell office:value-type="float" office:value="-0.145631067961165" calcext:value-type="float">
            <text:p>-0,145631067961165</text:p>
          </table:table-cell>
          <table:table-cell office:value-type="float" office:value="0.016504854368932" calcext:value-type="float">
            <text:p>0,016504854368932</text:p>
          </table:table-cell>
          <table:table-cell office:value-type="float" office:value="0.0970873786407767" calcext:value-type="float">
            <text:p>0,0970873786407767</text:p>
          </table:table-cell>
          <table:table-cell office:value-type="float" office:value="0.0194174757281553" calcext:value-type="float">
            <text:p>0,0194174757281553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94174757281553" calcext:value-type="float">
            <text:p>-0,194174757281553</text:p>
          </table:table-cell>
          <table:table-cell office:value-type="float" office:value="-0.00485436893203883" calcext:value-type="float">
            <text:p>-0,00485436893203883</text:p>
          </table:table-cell>
          <table:table-cell office:value-type="float" office:value="0.0169902912621359" calcext:value-type="float">
            <text:p>0,0169902912621359</text:p>
          </table:table-cell>
          <table:table-cell office:value-type="float" office:value="0" calcext:value-type="float">
            <text:p>0</text:p>
          </table:table-cell>
          <table:table-cell office:value-type="float" office:value="0.0145631067961165" calcext:value-type="float">
            <text:p>0,014563106796116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lculo la inverdsa de la mtriz de encima y se multiplica por el vector de colore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matrix-columns-spanned="5" table:number-matrix-rows-spanned="5" table:formula="of:=MINVERSE([.B122:.F126])" office:value-type="float" office:value="1.18730607559151" calcext:value-type="float">
            <text:p>1,18730607559151</text:p>
          </table:table-cell>
          <table:table-cell office:value-type="float" office:value="-0.0412659314061042" calcext:value-type="float">
            <text:p>-0,0412659314061042</text:p>
          </table:table-cell>
          <table:table-cell office:value-type="float" office:value="0.122341715116369" calcext:value-type="float">
            <text:p>0,122341715116369</text:p>
          </table:table-cell>
          <table:table-cell office:value-type="float" office:value="-0.381737679928365" calcext:value-type="float">
            <text:p>-0,381737679928365</text:p>
          </table:table-cell>
          <table:table-cell office:value-type="float" office:value="0.0316537379630692" calcext:value-type="float">
            <text:p>0,03165373796306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53444907270029" calcext:value-type="float">
            <text:p>0,453444907270029</text:p>
          </table:table-cell>
          <table:table-cell office:value-type="float" office:value="0.813225906088031" calcext:value-type="float">
            <text:p>0,813225906088031</text:p>
          </table:table-cell>
          <table:table-cell office:value-type="float" office:value="0.0389641212641857" calcext:value-type="float">
            <text:p>0,0389641212641857</text:p>
          </table:table-cell>
          <table:table-cell office:value-type="float" office:value="-1.37995703146658" calcext:value-type="float">
            <text:p>-1,37995703146658</text:p>
          </table:table-cell>
          <table:table-cell office:value-type="float" office:value="1.66281832535597" calcext:value-type="float">
            <text:p>1,662818325355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48066458768609" calcext:value-type="float">
            <text:p>0,348066458768609</text:p>
          </table:table-cell>
          <table:table-cell office:value-type="float" office:value="-0.057293001456532" calcext:value-type="float">
            <text:p>-0,057293001456532</text:p>
          </table:table-cell>
          <table:table-cell office:value-type="float" office:value="1.05113328807192" calcext:value-type="float">
            <text:p>1,05113328807192</text:p>
          </table:table-cell>
          <table:table-cell office:value-type="float" office:value="-1.26243705819366" calcext:value-type="float">
            <text:p>-1,26243705819366</text:p>
          </table:table-cell>
          <table:table-cell office:value-type="float" office:value="0.866471732620731" calcext:value-type="float">
            <text:p>0,8664717326207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-2.31607171409625" calcext:value-type="float">
            <text:p>-2,31607171409625</text:p>
          </table:table-cell>
          <table:table-cell office:value-type="float" office:value="1.26584783600596" calcext:value-type="float">
            <text:p>1,26584783600596</text:p>
          </table:table-cell>
          <table:table-cell office:value-type="float" office:value="-0.185472967652973" calcext:value-type="float">
            <text:p>-0,185472967652973</text:p>
          </table:table-cell>
          <table:table-cell office:value-type="float" office:value="9.20281373569869" calcext:value-type="float">
            <text:p>9,20281373569869</text:p>
          </table:table-cell>
          <table:table-cell office:value-type="float" office:value="-11.3747457644642" calcext:value-type="float">
            <text:p>-11,374745764464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5758184417468" calcext:value-type="float">
            <text:p>15,5758184417468</text:p>
          </table:table-cell>
          <table:table-cell office:value-type="float" office:value="-0.212295281686091" calcext:value-type="float">
            <text:p>-0,212295281686091</text:p>
          </table:table-cell>
          <table:table-cell office:value-type="float" office:value="0.417888739222401" calcext:value-type="float">
            <text:p>0,417888739222401</text:p>
          </table:table-cell>
          <table:table-cell office:value-type="float" office:value="-4.07697817497444" calcext:value-type="float">
            <text:p>-4,07697817497444</text:p>
          </table:table-cell>
          <table:table-cell office:value-type="float" office:value="68.6321055932354" calcext:value-type="float">
            <text:p>68,632105593235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1:10:53.908532061</meta:creation-date>
    <meta:generator>LibreOffice/7.3.7.2$Linux_X86_64 LibreOffice_project/30$Build-2</meta:generator>
    <dc:date>2023-05-16T13:01:31.533520862</dc:date>
    <meta:editing-duration>PT14M27S</meta:editing-duration>
    <meta:editing-cycles>4</meta:editing-cycles>
    <meta:document-statistic meta:table-count="3" meta:cell-count="864" meta:object-count="0"/>
  </office:meta>
</office:document-meta>
</file>